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5292in" fo:margin-left="0in" fo:margin-right="2.3958in" table:align="margins"/>
    </style:style>
    <style:style style:name="Table1.A" style:family="table-column">
      <style:table-column-properties style:column-width="1.3965in" style:rel-column-width="20207*"/>
    </style:style>
    <style:style style:name="Table1.B" style:family="table-column">
      <style:table-column-properties style:column-width="0.9201in" style:rel-column-width="13313*"/>
    </style:style>
    <style:style style:name="Table1.C" style:family="table-column">
      <style:table-column-properties style:column-width="0.9625in" style:rel-column-width="13926*"/>
    </style:style>
    <style:style style:name="Table1.D" style:family="table-column">
      <style:table-column-properties style:column-width="1.25in" style:rel-column-width="1808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size="12pt" style:font-size-asian="12pt" style:font-size-complex="12pt"/>
    </style:style>
    <style:style style:name="P10"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P12"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14" style:family="paragraph" style:parent-style-name="Standard">
      <style:paragraph-properties fo:break-before="page"/>
      <style:text-properties fo:font-size="12pt" style:font-size-asian="12pt" style:font-size-complex="12pt"/>
    </style:style>
    <style:style style:name="P15" style:family="paragraph" style:parent-style-name="Standard">
      <style:paragraph-properties fo:margin-left="0.4925in" fo:margin-right="0in" fo:text-indent="0in" style:auto-text-indent="false"/>
    </style:style>
    <style:style style:name="P16"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4925in" fo:margin-right="0in" fo:text-indent="0in" style:auto-text-indent="false"/>
      <style:text-properties fo:font-size="12pt" style:font-size-asian="12pt" style:font-size-complex="12pt"/>
    </style:style>
    <style:style style:name="P18" style:family="paragraph" style:parent-style-name="Table_20_Contents">
      <style:paragraph-properties fo:text-align="center" style:justify-single-word="false"/>
    </style:style>
    <style:style style:name="P19" style:family="paragraph" style:parent-style-name="Standard">
      <style:paragraph-properties fo:margin-left="0.9846in" fo:margin-right="0in" fo:text-indent="0in" style:auto-text-indent="false"/>
    </style:style>
    <style:style style:name="P20" style:family="paragraph" style:parent-style-name="Standard">
      <style:paragraph-properties fo:margin-left="0.9846in" fo:margin-right="0in" fo:text-indent="0in" style:auto-text-indent="false"/>
      <style:text-properties fo:font-size="12pt" style:font-size-asian="12pt" style:font-size-complex="12pt"/>
    </style:style>
    <style:style style:name="P21" style:family="paragraph" style:parent-style-name="Standard">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text-properties fo:font-size="12pt" style:font-size-asian="12pt" style:font-size-complex="12pt"/>
    </style:style>
    <style:style style:name="P24" style:family="paragraph" style:parent-style-name="Standard" style:list-style-name="L2">
      <style:text-properties fo:font-size="12pt" style:font-size-asian="12pt" style:font-size-complex="12pt"/>
    </style:style>
    <style:style style:name="P25" style:family="paragraph" style:parent-style-name="Standard" style:list-style-name="L3">
      <style:text-properties fo:font-size="12pt" style:font-size-asian="12pt" style:font-size-complex="12pt"/>
    </style:style>
    <style:style style:name="P26" style:family="paragraph" style:parent-style-name="Standard" style:list-style-name="L4">
      <style:text-properties fo:font-size="12pt" style:font-size-asian="12pt" style:font-size-complex="12pt"/>
    </style:style>
    <style:style style:name="P27" style:family="paragraph" style:parent-style-name="Standard" style:list-style-name="L10">
      <style:text-properties fo:font-size="12pt" style:font-size-asian="12pt" style:font-size-complex="12pt"/>
    </style:style>
    <style:style style:name="P28" style:family="paragraph" style:parent-style-name="Standard" style:list-style-name="L32">
      <style:text-properties fo:font-size="12pt" style:font-size-asian="12pt" style:font-size-complex="12pt"/>
    </style:style>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20"/>
    <style:style style:name="P42" style:family="paragraph" style:parent-style-name="Standard" style:list-style-name="L21"/>
    <style:style style:name="P43" style:family="paragraph" style:parent-style-name="Standard" style:list-style-name="L22"/>
    <style:style style:name="P44" style:family="paragraph" style:parent-style-name="Standard" style:list-style-name="L23"/>
    <style:style style:name="P45" style:family="paragraph" style:parent-style-name="Standard" style:list-style-name="L24"/>
    <style:style style:name="P46" style:family="paragraph" style:parent-style-name="Standard" style:list-style-name="L25"/>
    <style:style style:name="P47" style:family="paragraph" style:parent-style-name="Standard" style:list-style-name="L26"/>
    <style:style style:name="P48" style:family="paragraph" style:parent-style-name="Standard" style:list-style-name="L27"/>
    <style:style style:name="P49" style:family="paragraph" style:parent-style-name="Standard" style:list-style-name="L28"/>
    <style:style style:name="P50" style:family="paragraph" style:parent-style-name="Standard" style:list-style-name="L29"/>
    <style:style style:name="P51" style:family="paragraph" style:parent-style-name="Standard" style:list-style-name="L30"/>
    <style:style style:name="P52" style:family="paragraph" style:parent-style-name="Standard" style:list-style-name="L31"/>
    <style:style style:name="P53" style:family="paragraph" style:parent-style-name="Standard">
      <style:text-properties fo:font-size="16pt" style:font-size-asian="16pt" style:font-size-complex="16pt"/>
    </style:style>
    <style:style style:name="P54" style:family="paragraph" style:parent-style-name="Standard">
      <style:text-properties fo:font-size="15pt" style:font-size-asian="15pt" style:font-size-complex="15pt"/>
    </style:style>
    <style:style style:name="P55" style:family="paragraph" style:parent-style-name="Standard">
      <style:paragraph-properties fo:margin-left="0.9846in" fo:margin-right="0in" fo:text-indent="0in" style:auto-text-indent="false"/>
    </style:style>
    <style:style style:name="P56" style:family="paragraph" style:parent-style-name="Standard">
      <style:paragraph-properties fo:margin-left="0.9846in" fo:margin-right="0in" fo:text-indent="0in" style:auto-text-indent="false"/>
      <style:text-properties fo:font-size="12pt" style:font-size-asian="12pt" style:font-size-complex="12pt"/>
    </style:style>
    <style:style style:name="P57" style:family="paragraph" style:parent-style-name="Standard">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0.4925in" fo:margin-right="0in" fo:text-indent="0in" style:auto-text-indent="false"/>
    </style:style>
    <style:style style:name="P59"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4925in" fo:margin-right="0in" fo:text-indent="0in" style:auto-text-indent="false"/>
      <style:text-properties fo:font-size="12pt" style:font-size-asian="12pt" style:font-size-complex="12pt"/>
    </style:style>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3" style:family="paragraph" style:parent-style-name="Standard">
      <style:paragraph-properties fo:margin-left="0in" fo:margin-right="0in" fo:text-indent="0in" style:auto-text-indent="false"/>
      <style:text-properties fo:font-size="12pt" style:font-size-asian="12pt" style:font-size-complex="12pt"/>
    </style:style>
    <style:style style:name="P64" style:family="paragraph" style:parent-style-name="Standard">
      <style:paragraph-properties fo:margin-left="0in" fo:margin-right="0in" fo:text-indent="0in" style:auto-text-indent="false"/>
      <style:text-properties fo:font-size="14pt" style:font-size-asian="14pt" style:font-size-complex="14pt"/>
    </style:style>
    <style:style style:name="P65" style:family="paragraph" style:parent-style-name="Standard">
      <style:paragraph-properties fo:margin-left="0in" fo:margin-right="0in" fo:text-indent="0in" style:auto-text-indent="false"/>
      <style:text-properties fo:font-size="15pt" style:font-size-asian="15pt" style:font-size-complex="15pt"/>
    </style:style>
    <style:style style:name="P6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ome"/>Product Specification</text:p>
      <text:p text:style-name="P5"/>
      <text:p text:style-name="P1">Product name: Premium Operations - Solo</text:p>
      <text:p text:style-name="P1">Product nickname: POPS::Solo</text:p>
      <text:p text:style-name="P1">Product function: Operations simulation software for model railroading</text:p>
      <text:p text:style-name="P3"/>
      <text:p text:style-name="P11">Chapters:</text:p>
      <text:list xml:id="list4706108426256119985" text:style-name="L1">
        <text:list-item>
          <text:p text:style-name="P22"><text:a xlink:type="simple" xlink:href="#Overview" text:style-name="Internet_20_link" text:visited-style-name="Visited_20_Internet_20_Link">Overview</text:a></text:p>
        </text:list-item>
        <text:list-item>
          <text:p text:style-name="P22"><text:a xlink:type="simple" xlink:href="#Technology" text:style-name="Internet_20_link" text:visited-style-name="Visited_20_Internet_20_Link">Technology</text:a></text:p>
        </text:list-item>
        <text:list-item>
          <text:p text:style-name="P22"><text:a xlink:type="simple" xlink:href="#Framework" text:style-name="Internet_20_link" text:visited-style-name="Visited_20_Internet_20_Link">Framework</text:a></text:p>
        </text:list-item>
        <text:list-item>
          <text:p text:style-name="P22"><text:a xlink:type="simple" xlink:href="#Implementation" text:style-name="Internet_20_link" text:visited-style-name="Visited_20_Internet_20_Link">Implementation</text:a></text:p>
        </text:list-item>
        <text:list-item>
          <text:p text:style-name="P22"><text:a xlink:type="simple" xlink:href="#GUI" text:style-name="Internet_20_link" text:visited-style-name="Visited_20_Internet_20_Link">GUI Models</text:a></text:p>
        </text:list-item>
        <text:list-item>
          <text:p text:style-name="P22"><text:a xlink:type="simple" xlink:href="#Appendix" text:style-name="Internet_20_link" text:visited-style-name="Visited_20_Internet_20_Link"><text:span text:style-name="T1">Terminology</text:span></text:a></text:p>
        </text:list-item>
      </text:list>
      <text:p text:style-name="P5"/>
      <text:p text:style-name="P13"><text:a xlink:type="simple" xlink:href="#Home" text:style-name="Internet_20_link" text:visited-style-name="Visited_20_Internet_20_Link">Home</text:a></text:p>
      <text:p text:style-name="P5"><text:bookmark text:name="Overview"/>Chapter 1 - Overview</text:p>
      <text:p text:style-name="P5"/>
      <text:p text:style-name="P1">Brief Blurb-</text:p>
      <text:p text:style-name="P3"/>
      <text:p text:style-name="P3">POPS is an acronym for Premium Operations. There are projected to be three products is the POPS line of model railroad operations simulation software:</text:p>
      <text:p text:style-name="P3"/>
      <text:p text:style-name="P3">POPS::Solo – The single user version designed for switching type layouts.</text:p>
      <text:p text:style-name="P3">POPS::Multi – The multi user version designed for larger, multiple user railroads.</text:p>
      <text:p text:style-name="P3">POPS::Premium – An extended version of Multi designed for club layouts with a large number of users.</text:p>
      <text:p text:style-name="P3"/>
      <text:p text:style-name="P1">Design Criteria-</text:p>
      <text:list xml:id="list3478472842486616531" text:style-name="L2">
        <text:list-item>
          <text:p text:style-name="P24">Amplify the entertainment value of model railroading.</text:p>
        </text:list-item>
        <text:list-item>
          <text:p text:style-name="P24">Built for one operator.</text:p>
        </text:list-item>
        <text:list-item>
          <text:p text:style-name="P24">POPS::Solo should be easy, intuitive and railroady.</text:p>
        </text:list-item>
        <text:list-item>
          <text:p text:style-name="P24">A 'first principles' project, built from a knowledge of railroad operations.</text:p>
        </text:list-item>
        <text:list-item>
          <text:p text:style-name="P24">Open source.</text:p>
        </text:list-item>
        <text:list-item>
          <text:p text:style-name="P24">Support internationalization and localization.</text:p>
        </text:list-item>
        <text:list-item>
          <text:p text:style-name="P24">Cross platform support for all devices.</text:p>
        </text:list-item>
      </text:list>
      <text:p text:style-name="P3"/>
      <text:p text:style-name="P1">Core Functionality-</text:p>
      <text:list xml:id="list2620391637192306452" text:style-name="L3">
        <text:list-item>
          <text:p text:style-name="P25">One railroad with one division.</text:p>
        </text:list-item>
        <text:list-item>
          <text:p text:style-name="P25">One operator.</text:p>
        </text:list-item>
        <text:list-item>
          <text:p text:style-name="P25">One active switching session.</text:p>
        </text:list-item>
        <text:list-item>
          <text:p text:style-name="P25">Two stations:</text:p>
          <text:list>
            <text:list-item>
              <text:p text:style-name="P25">One station has only endpoints.</text:p>
            </text:list-item>
            <text:list-item>
              <text:p text:style-name="P25">One station has only way points.</text:p>
            </text:list-item>
          </text:list>
        </text:list-item>
        <text:list-item>
          <text:p text:style-name="P25">Car allocation is load based.</text:p>
        </text:list-item>
      </text:list>
      <text:p text:style-name="P3"/>
      <text:p text:style-name="P1">Trade Offs-</text:p>
      <text:p text:style-name="P3">Pros-</text:p>
      <text:list xml:id="list4419553074870001861" text:style-name="L4">
        <text:list-item>
          <text:p text:style-name="P26">Fewer features means an easier learning curve.</text:p>
        </text:list-item>
        <text:list-item>
          <text:p text:style-name="P26">Hopefully works on all devices.</text:p>
        </text:list-item>
        <text:list-item>
          <text:p text:style-name="P26">Easy for the user to install.</text:p>
        </text:list-item>
      </text:list>
      <text:p text:style-name="P3">Cons-</text:p>
      <text:p text:style-name="P3">The data will be stored locally, limiting the user in their choice of devices and their ability to manage their data.</text:p>
      <text:p text:style-name="P14"><text:a xlink:type="simple" xlink:href="#Home" text:style-name="Internet_20_link" text:visited-style-name="Visited_20_Internet_20_Link"><text:span text:style-name="T1">Home</text:span></text:a></text:p>
      <text:p text:style-name="P5"><text:bookmark text:name="Technology"/>Chapter 2 – Technology</text:p>
      <text:p text:style-name="P1"/>
      <text:p text:style-name="P3">POPS::Solo will be coded in Python 3.latest using the Kivy 2.latest GUI framework.</text:p>
      <text:p text:style-name="P3">It is a priority to keep dependencies to a minimum, relying on the least number of third parties possible, traded against the desire to actually finish this project.</text:p>
      <text:p text:style-name="P3"/>
      <text:p text:style-name="P1">Database-</text:p>
      <text:p text:style-name="P1"/>
      <text:p text:style-name="P3">The railroad data for POPS::Solo is stored in a database called soloDB.db, a sqlite3 database.</text:p>
      <text:p text:style-name="P3">The following tables and fields are in the soloDB.db database:</text:p>
      <text:p text:style-name="P3"/>
      <text:p text:style-name="P17">layoutDetail</text:p>
      <text:p text:style-name="P20">layoutName: string</text:p>
      <text:p text:style-name="P20">railroadName: string</text:p>
      <text:p text:style-name="P20">operatingRoad: string</text:p>
      <text:p text:style-name="P20">operatingDivision: string</text:p>
      <text:p text:style-name="P20">operatingTerritory: string</text:p>
      <text:p text:style-name="P20">operatingLocation: string</text:p>
      <text:p text:style-name="P20">operatingYear: string</text:p>
      <text:p text:style-name="P21"/>
      <text:p text:style-name="P16">layoutStation</text:p>
      <text:p text:style-name="P21">id: id</text:p>
      <text:p text:style-name="P21">division: Division ID</text:p>
      <text:p text:style-name="P21">name: string</text:p>
      <text:p text:style-name="P21">description: string</text:p>
      <text:p text:style-name="P21">type: bool (0 for industry, 1 for yard)</text:p>
      <text:p text:style-name="P21"/>
      <text:p text:style-name="P16">layoutRouteSegment</text:p>
      <text:p text:style-name="P21">id: id</text:p>
      <text:p text:style-name="P21">description: string</text:p>
      <text:p text:style-name="P21">segmentBegin: station ID</text:p>
      <text:p text:style-name="P21">segmentEnd: station ID</text:p>
      <text:p text:style-name="P21"/>
      <text:p text:style-name="P17">layoutTimeTable</text:p>
      <text:p text:style-name="P20">id: id</text:p>
      <text:p text:style-name="P19">trainSymbol: string</text:p>
      <text:p text:style-name="P19">trainName: string</text:p>
      <text:p text:style-name="P19">capacity: int</text:p>
      <text:p text:style-name="P19">routeSegments: ordered list</text:p>
      <text:p text:style-name="P21">status: int</text:p>
      <text:p text:style-name="P21">trainConsist: trainConsist ID or null</text:p>
      <text:p text:style-name="P21"/>
      <text:p text:style-name="P10"><text:tab/>rsType</text:p>
      <text:p text:style-name="P21">id:id</text:p>
      <text:p text:style-name="P21">designation: 1 letter string</text:p>
      <text:p text:style-name="P21">type: string</text:p>
      <text:p text:style-name="P21">description: string</text:p>
      <text:p text:style-name="P21"><text:soft-page-break/></text:p>
      <text:p text:style-name="P16">rsClass</text:p>
      <text:p text:style-name="P21">id: id</text:p>
      <text:p text:style-name="P21">rsType: rsType ID</text:p>
      <text:p text:style-name="P21">rsService: string</text:p>
      <text:p text:style-name="P21">rsDescription: string</text:p>
      <text:p text:style-name="P21"/>
      <text:p text:style-name="P16">rsSpecialHandling</text:p>
      <text:p text:style-name="P21">id: id</text:p>
      <text:p text:style-name="P21">code: int</text:p>
      <text:p text:style-name="P21">description: string</text:p>
      <text:p text:style-name="P21"/>
      <text:p text:style-name="P16">rsBadOrder</text:p>
      <text:p text:style-name="P21">id: id</text:p>
      <text:p text:style-name="P21">code; int</text:p>
      <text:p text:style-name="P21">description: string</text:p>
      <text:p text:style-name="P21"/>
      <text:p text:style-name="P16">layoutLading</text:p>
      <text:p text:style-name="P21">id: id</text:p>
      <text:p text:style-name="P21">name: string</text:p>
      <text:p text:style-name="P21">loadType: int</text:p>
      <text:p text:style-name="P21">specialHandling: specialHandling ID</text:p>
      <text:p text:style-name="P21">service: car type Id list</text:p>
      <text:p text:style-name="P21"/>
      <text:p text:style-name="P15">rsInventory</text:p>
      <text:p text:style-name="P19">owner: string</text:p>
      <text:p text:style-name="P19">number: string</text:p>
      <text:p text:style-name="P19">name: string</text:p>
      <text:p text:style-name="P19">type: type ID</text:p>
      <text:p text:style-name="P19">class: class ID</text:p>
      <text:p text:style-name="P19">model: string</text:p>
      <text:p text:style-name="P19">length: int</text:p>
      <text:p text:style-name="P21">waybill: waybill ID or null</text:p>
      <text:p text:style-name="P21">assignCurrent: train symbol ID or pool symbol ID</text:p>
      <text:p text:style-name="P21">assignNext: train symbol ID or pool symbol ID or null</text:p>
      <text:p text:style-name="P21">passengerRating: bool</text:p>
      <text:p text:style-name="P21">lading: lading ID</text:p>
      <text:p text:style-name="P21">badOrder: int</text:p>
      <text:p text:style-name="P21"/>
      <text:p text:style-name="P15">layoutTrack</text:p>
      <text:p text:style-name="P19">id: id</text:p>
      <text:p text:style-name="P19">station: station ID</text:p>
      <text:p text:style-name="P19">name: string</text:p>
      <text:p text:style-name="P19">number: string</text:p>
      <text:p text:style-name="P19">type: int</text:p>
      <text:p text:style-name="P19">lLength: float</text:p>
      <text:p text:style-name="P19">inventory: ordered list of rs IDs</text:p>
      <text:p text:style-name="P19">ladingIn: lading ID list</text:p>
      <text:p text:style-name="P19">ladingOut: lading ID list</text:p>
      <text:p text:style-name="P10"><text:soft-page-break/></text:p>
      <text:p text:style-name="P16">layoutTrainConsist</text:p>
      <text:p text:style-name="P21">id: id</text:p>
      <text:p text:style-name="P21">identifier: rs ID</text:p>
      <text:p text:style-name="P21">description: string</text:p>
      <text:p text:style-name="P21">inventory: ordered list of rs Ids</text:p>
      <text:p text:style-name="P21"/>
      <text:p text:style-name="P16">rsWaybill</text:p>
      <text:p text:style-name="P21">id: id</text:p>
      <text:p text:style-name="P21">shipper: string</text:p>
      <text:p text:style-name="P21">consignee: string</text:p>
      <text:p text:style-name="P21">lading: lading ID</text:p>
      <text:p text:style-name="P21">route: string</text:p>
      <text:p text:style-name="P21"/>
      <text:p text:style-name="P16">rsWorkEvents</text:p>
      <text:p text:style-name="P21">number: 1, 2 or 3</text:p>
      <text:p text:style-name="P21">station: stationID</text:p>
      <text:p text:style-name="P21">pu: ordered list of rs Ids</text:p>
      <text:p text:style-name="P21">so: ordered list of rs IDs</text:p>
      <text:p text:style-name="P8"/>
      <text:p text:style-name="P15"/>
      <text:p text:style-name="P8">The POPS::Solo program's settings file is settings.json.</text:p>
      <text:p text:style-name="Standard"/>
      <text:p text:style-name="P1">Linter-</text:p>
      <text:p text:style-name="P3"/>
      <text:p text:style-name="P3">VS Code is using Black auto formatting as the default linter.</text:p>
      <text:p text:style-name="P3"/>
      <text:p text:style-name="P1">Testing-</text:p>
      <text:p text:style-name="P3"/>
      <text:p text:style-name="P3">Testing will be from the Python standard library.</text:p>
      <text:p text:style-name="P1"/>
      <text:p text:style-name="P13"><text:a xlink:type="simple" xlink:href="#Home" text:style-name="Internet_20_link" text:visited-style-name="Visited_20_Internet_20_Link">Home</text:a></text:p>
      <text:p text:style-name="P5">Chapter 3 – <text:bookmark-start text:name="Framework"/>Framework<text:bookmark-end text:name="Framework"/></text:p>
      <text:p text:style-name="P9"/>
      <text:p text:style-name="P65">Part I – Users</text:p>
      <text:p text:style-name="P9"/>
      <text:p text:style-name="P9">There is only one user.</text:p>
      <text:p text:style-name="P9"/>
      <text:p text:style-name="P65">Part II – Railroad Layout</text:p>
      <text:p text:style-name="P9"/>
      <text:p text:style-name="P9">Though contained within one database, all the tables are considered to be either part of the layout or part of the rolling stock inventory.</text:p>
      <text:p text:style-name="P9"/>
      <text:p text:style-name="P11">Tracks-</text:p>
      <text:p text:style-name="P9">All tracks are of type endpoint or way point.</text:p>
      <text:list xml:id="list7224977095194154409" text:style-name="L31">
        <text:list-item>
          <text:p text:style-name="P52"><text:span text:style-name="T2">An endpoint is a business track. When cars originate at an endpoint, a new waybill is created for that car. When cars terminate at an endpoint, the waybill for that car is deleted from the database.</text:span></text:p>
        </text:list-item>
        <text:list-item>
          <text:p text:style-name="P52"><text:span text:style-name="T2">A way point is a track where the cars in it are considered en route. Car waybills are not changed.</text:span></text:p>
        </text:list-item>
      </text:list>
      <text:p text:style-name="P9"/>
      <text:p text:style-name="P11">Stations-</text:p>
      <text:p text:style-name="P9">POPS::Solo can have one or two stations. If one station, the station must have only endpoints. If two stations are created, one must have only endpoints and the other must have only way points.</text:p>
      <text:p text:style-name="P9"/>
      <text:p text:style-name="P11">Divisions-</text:p>
      <text:p text:style-name="P9">One division name can be added in settings, it is optional.</text:p>
      <text:p text:style-name="P9"/>
      <text:p text:style-name="P11">Staging-</text:p>
      <text:p text:style-name="P9">There are no staging tracks in POPS.</text:p>
      <text:p text:style-name="P9"/>
      <text:p text:style-name="P9">Whole trains that are physically in a staging part of the layout are in the POPS layoutTrainConsist table. The staged train is assigned to a train symbol when the train is called, and work events are created for it. Upon completion of the last work event, the layoutTrainConsist entry for the train is updated.</text:p>
      <text:p text:style-name="P9"/>
      <text:p text:style-name="P9">If a layouts physical staging location is configured as a yard, then it should be defined in POPS as the way point station.</text:p>
      <text:p text:style-name="P9"/>
      <text:p text:style-name="P65">Part III – Rolling Stock (RS)</text:p>
      <text:p text:style-name="P9"/>
      <text:p text:style-name="P9">Rolling stock is any type of equipment that rolls on the rails. Each piece of active RS has to be in one of three places: 1) at an endpoint. 2) at a way point. 3) on a train.</text:p>
      <text:p text:style-name="P9"/>
      <text:p text:style-name="P9">All the RS information is kept in the rsInventory table.</text:p>
      <text:p text:style-name="P9"/>
      <text:p text:style-name="P11">Classification-</text:p>
      <text:p text:style-name="P9">The vast number of RS classification schemes that have been used over decades presents a challenge <text:soft-page-break/>for POPS ease of use mandate. There are two tables in the database that concern RS classification, rsType and rsClass. They can be used singly or in combination to provide the user with the level of detail they require to classify their RS.</text:p>
      <text:p text:style-name="P9"/>
      <text:p text:style-name="P11">Service-</text:p>
      <text:p text:style-name="P9">rsType if used is combined with rsClass if used to define RS service, which is to say the kind of service each piece of RS is able to provide.</text:p>
      <text:p text:style-name="P9"/>
      <text:p text:style-name="P11">Lading-</text:p>
      <text:p text:style-name="P9">Every endpoint (business) on a layout has a lading requirement. A database table, layoutLading, contains entries that match each lading with the kinds of RS that can service the lading.</text:p>
      <text:p text:style-name="P9"/>
      <text:p text:style-name="P11">Waybills-</text:p>
      <text:p text:style-name="P9">If a piece of RS is en route, it has an active waybill detailing the load or empty status and the RS destination. Upon delivery to the RS endpoint, the waybill is deleted and that piece of RS is now available to POPS to route to another destination.</text:p>
      <text:p text:style-name="P9"/>
      <text:p text:style-name="P65">Part IV – Trains</text:p>
      <text:p text:style-name="P9"/>
      <text:p text:style-name="P9">Each train will have three work events:</text:p>
      <text:list xml:id="list2942563594295310294" text:style-name="L32">
        <text:list-item>
          <text:p text:style-name="P28">Call train. Only trains or way points can be work event one. If the RS chosen is on a train, the train is assigned to the selected train symbol. If the RS is at a way point, a selection is chosen by POPS to be switched into a train symbol by the user.</text:p>
        </text:list-item>
        <text:list-item>
          <text:p text:style-name="P28">Work. Only endpoints or way points can be work event two. If the station is an endpoint, RS is picked up and set out to selected businesses, including moves between businesses. If the station is a way point, the whole train is delivered and a new train is built by the user from selected RS.</text:p>
        </text:list-item>
        <text:list-item>
          <text:p text:style-name="P28">Tie up. The train or way point selected in work event one is used as the train's tie up location, so every train ends where it begins. If work event three is a train, all the waybills for the RS on the train are deleted.</text:p>
        </text:list-item>
      </text:list>
      <text:p text:style-name="P9"/>
      <text:p text:style-name="P9"/>
      <text:p text:style-name="P13"><text:a xlink:type="simple" xlink:href="#Home" text:style-name="Internet_20_link" text:visited-style-name="Visited_20_Internet_20_Link">Home</text:a></text:p>
      <text:p text:style-name="P5"><text:bookmark text:name="Implementation"/>Chapter 4 – Implementation-</text:p>
      <text:p text:style-name="P3">This chapter describes how the cars can be routed around the model railroad.</text:p>
      <text:p text:style-name="P3"/>
      <text:p text:style-name="P1">Car Routing-</text:p>
      <text:p text:style-name="P3"/>
      <text:p text:style-name="P3">Create the car routing by running the train end to beginning.</text:p>
      <text:p text:style-name="P3">End Location:</text:p>
      <text:p text:style-name="P3"><text:tab/>Create a demand for the End Location based on:</text:p>
      <text:p text:style-name="P3"><text:tab/><text:tab/>Train Classification</text:p>
      <text:p text:style-name="P3"><text:tab/><text:tab/>Type of track</text:p>
      <text:p text:style-name="P3"><text:tab/><text:tab/>Type of endpoint</text:p>
      <text:p text:style-name="P3"/>
      <text:p text:style-name="P3">Next to last Location:</text:p>
      <text:p text:style-name="P3"><text:tab/>Service demand:</text:p>
      <text:p text:style-name="P3"><text:tab/><text:tab/>End Location</text:p>
      <text:p text:style-name="P3"><text:tab/>Create a demand for the Next to last Location based on:</text:p>
      <text:p text:style-name="P3"><text:tab/><text:tab/>Train Classification</text:p>
      <text:p text:style-name="P3"><text:tab/><text:tab/>Type of track</text:p>
      <text:p text:style-name="P3"><text:tab/><text:tab/>Type of endpoint</text:p>
      <text:p text:style-name="P3"/>
      <text:p text:style-name="P3">Next to next to last Location:</text:p>
      <text:p text:style-name="P3"><text:tab/>Service demand:</text:p>
      <text:p text:style-name="P3"><text:tab/><text:tab/>Next to last Location</text:p>
      <text:p text:style-name="P3"><text:tab/><text:tab/>End Location</text:p>
      <text:p text:style-name="P3"><text:tab/>Create a demand for the Next to next to last Location based on:</text:p>
      <text:p text:style-name="P3"><text:tab/><text:tab/>Train Classification</text:p>
      <text:p text:style-name="P3"><text:tab/><text:tab/>Type of track</text:p>
      <text:p text:style-name="P3"><text:tab/><text:tab/>Type of endpoint</text:p>
      <text:p text:style-name="P3"/>
      <text:p text:style-name="P3">Etc.</text:p>
      <text:p text:style-name="P3"/>
      <text:p text:style-name="P3">Start Location:</text:p>
      <text:p text:style-name="P3"><text:tab/>Service demand:</text:p>
      <text:p text:style-name="P3"><text:tab/><text:tab/>Etc.</text:p>
      <text:p text:style-name="P3"><text:tab/><text:tab/>Next to next to last Location</text:p>
      <text:p text:style-name="P3"><text:tab/><text:tab/>Next to last Location</text:p>
      <text:p text:style-name="P3"><text:tab/><text:tab/>End Location</text:p>
      <text:p text:style-name="P3"/>
      <text:p text:style-name="P3">Note 1: There are several schema that can be used to service demand. They should be coded as modules that can be user selected. The selected module is applied on a per train basis.</text:p>
      <text:p text:style-name="P3"/>
      <text:p text:style-name="P3">Note2: There are several schema that can be used to create demand. They should be coded as modules that can be user selected. ?The selected module is applied on a per train basis?</text:p>
      <text:p text:style-name="P3"/>
      <text:p text:style-name="P14"><text:a xlink:type="simple" xlink:href="#Home" text:style-name="Internet_20_link" text:visited-style-name="Visited_20_Internet_20_Link"><text:span text:style-name="T1">Home</text:span></text:a></text:p>
      <text:p text:style-name="P54"><text:bookmark text:name="GUI"/>Chapter 5 – GUI Models</text:p>
      <text:p text:style-name="Standard"/>
      <text:p text:style-name="Standard">Universal Header</text:p>
      <text:p text:style-name="Standard"><draw:rect text:anchor-type="paragraph" draw:z-index="32" draw:style-name="gr3" draw:text-style-name="P66" svg:width="5.387in" svg:height="0.4476in" svg:x="-0.0028in" svg:y="0.0791in"><text:p/></draw:rect></text:p>
      <text:p text:style-name="Standard"><draw:rect text:anchor-type="paragraph" draw:z-index="31" draw:style-name="gr2" draw:text-style-name="P66" svg:width="0.248in" svg:height="0.178in" svg:x="5.0055in" svg:y="0.0161in"><text:p text:style-name="P66">-</text:p></draw:rect>&lt;model railroad name&gt;</text:p>
      <text:p text:style-name="Standard"/>
      <text:p text:style-name="Standard"/>
      <text:p text:style-name="Standard"><draw:rect text:anchor-type="paragraph" draw:z-index="33" draw:style-name="gr2" draw:text-style-name="P66" svg:width="0.248in" svg:height="0.178in" svg:x="1.1783in" svg:y="0.0161in"><text:p text:style-name="P66">-</text:p></draw:rect>Context Pop Up </text:p>
      <text:p text:style-name="Standard"><draw:rect text:anchor-type="paragraph" draw:z-index="34" draw:style-name="gr3" draw:text-style-name="P66" svg:width="0.9114in" svg:height="3.1685in" svg:x="-0.0028in" svg:y="0.0791in"><text:p/></draw:rect></text:p>
      <text:p text:style-name="Standard">Train</text:p>
      <text:p text:style-name="Standard"/>
      <text:p text:style-name="Standard">Work</text:p>
      <text:p text:style-name="Standard"/>
      <text:p text:style-name="Standard">Lading</text:p>
      <text:p text:style-name="Standard"/>
      <text:p text:style-name="Standard">Tracks</text:p>
      <text:p text:style-name="Standard"/>
      <text:p text:style-name="Standard">Cars</text:p>
      <text:p text:style-name="Standard"/>
      <text:p text:style-name="Standard">Types</text:p>
      <text:p text:style-name="Standard"/>
      <text:p text:style-name="Standard">Settings</text:p>
      <text:p text:style-name="Standard"/>
      <text:p text:style-name="Standard">Help</text:p>
      <text:p text:style-name="Standard"/>
      <text:p text:style-name="Standard"/>
      <text:p text:style-name="P2"/>
      <text:p text:style-name="P12">Train layout</text:p>
      <text:p text:style-name="Standard"><draw:rect text:anchor-type="paragraph" draw:z-index="36" draw:style-name="gr3" draw:text-style-name="P66" svg:width="5.387in" svg:height="0.4335in" svg:x="-0.0028in" svg:y="0.0791in"><text:p/></draw:rect></text:p>
      <text:p text:style-name="Standard"><draw:rect text:anchor-type="paragraph" draw:z-index="35" draw:style-name="gr2" draw:text-style-name="P66" svg:width="0.248in" svg:height="0.178in" svg:x="5.0055in" svg:y="0.0161in"><text:p text:style-name="P66">-</text:p></draw:rect>&lt;model railroad name&gt;</text:p>
      <text:p text:style-name="P7"><draw:rect text:anchor-type="paragraph" draw:z-index="4" draw:style-name="gr3" draw:text-style-name="P66" svg:width="5.387in" svg:height="3.4295in" svg:x="-0.0028in" svg:y="0.1291in"><text:p/></draw:rect></text:p>
      <text:p text:style-name="P2">Train:</text:p>
      <text:p text:style-name="P6"/>
      <text:p text:style-name="Standard"><draw:rect text:anchor-type="paragraph" draw:z-index="2" draw:style-name="gr1" draw:text-style-name="P66" svg:width="1.1657in" svg:height="0.178in" svg:x="0.7154in" svg:y="0.0472in"><text:p/></draw:rect>Symbol <text:s/></text:p>
      <text:p text:style-name="Standard"/>
      <text:p text:style-name="Standard"><draw:rect text:anchor-type="paragraph" draw:z-index="3" draw:style-name="gr1" draw:text-style-name="P66" svg:width="1.1815in" svg:height="0.178in" svg:x="0.7154in" svg:y="0.0472in"><text:p/></draw:rect>Name <text:s/></text:p>
      <text:p text:style-name="Standard"/>
      <text:p text:style-name="Standard">Run Train As:</text:p>
      <text:p text:style-name="Standard"/>
      <text:p text:style-name="Standard"><draw:rect text:anchor-type="paragraph" draw:z-index="0" draw:style-name="gr1" draw:text-style-name="P66" svg:width="0.178in" svg:height="0.178in" svg:x="1.8189in" svg:y="0.0154in"><text:p/></draw:rect>Service only:</text:p>
      <text:p text:style-name="Standard"/>
      <text:p text:style-name="Standard"><draw:rect text:anchor-type="paragraph" draw:z-index="7" draw:style-name="gr1" draw:text-style-name="P66" svg:width="0.178in" svg:height="0.178in" svg:x="1.8189in" svg:y="0.0154in"><text:p/></draw:rect>Via &lt; source track&gt;:</text:p>
      <text:p text:style-name="Standard"/>
      <text:p text:style-name="Standard"><draw:rect text:anchor-type="paragraph" draw:z-index="5" draw:style-name="gr1" draw:text-style-name="P66" svg:width="0.178in" svg:height="0.178in" svg:x="1.8189in" svg:y="0.0016in"><text:p/></draw:rect>Via &lt; source track&gt;: <text:s text:c="6"/></text:p>
      <text:p text:style-name="Standard"/>
      <text:p text:style-name="Standard">&lt;build status message&gt;</text:p>
      <text:p text:style-name="Standard"><draw:rect text:anchor-type="paragraph" draw:z-index="1" draw:style-name="gr2" draw:text-style-name="P66" svg:width="0.8185in" svg:height="0.178in" svg:x="0.0134in" svg:y="0.1673in"><text:p text:style-name="P66">Run</text:p></draw:rect><draw:rect text:anchor-type="paragraph" draw:z-index="6" draw:style-name="gr2" draw:text-style-name="P66" svg:width="0.8185in" svg:height="0.178in" svg:x="1.1319in" svg:y="0.1673in"><text:p text:style-name="P66">Terminate</text:p></draw:rect></text:p>
      <text:p text:style-name="Standard"/>
      <text:p text:style-name="Standard"/>
      <text:p text:style-name="Standard">Note that the 'Run Train As:' selection is a radio box</text:p>
      <text:p text:style-name="Standard"/>
      <text:p text:style-name="Standard">dataset fields: settings.json</text:p>
      <text:p text:style-name="Standard"/>
      <text:p text:style-name="Standard">trainSymbol: string</text:p>
      <text:p text:style-name="Standard">trainName: string</text:p>
      <text:p text:style-name="Standard">trainRunAs: int</text:p>
      <text:p text:style-name="Standard">trainStatus: int</text:p>
      <text:p text:style-name="P2"/>
      <text:p text:style-name="P2"/>
      <text:p text:style-name="P12">Work layout</text:p>
      <text:p text:style-name="Standard"><draw:rect text:anchor-type="paragraph" draw:z-index="38" draw:style-name="gr3" draw:text-style-name="P66" svg:width="5.387in" svg:height="0.4476in" svg:x="-0.0028in" svg:y="0.0791in"><text:p/></draw:rect></text:p>
      <text:p text:style-name="Standard"><draw:rect text:anchor-type="paragraph" draw:z-index="37" draw:style-name="gr2" draw:text-style-name="P66" svg:width="0.248in" svg:height="0.178in" svg:x="5.0055in" svg:y="0.0161in"><text:p text:style-name="P66">-</text:p></draw:rect>&lt;model railroad name&gt;</text:p>
      <text:p text:style-name="Standard"><draw:rect text:anchor-type="paragraph" draw:z-index="9" draw:style-name="gr3" draw:text-style-name="P66" svg:width="5.387in" svg:height="1.5677in" svg:x="-0.0028in" svg:y="0.1429in"><text:p/></draw:rect></text:p>
      <text:p text:style-name="Standard"/>
      <text:p text:style-name="Standard">&lt;work.json formatted for display&gt;</text:p>
      <text:p text:style-name="Standard"/>
      <text:p text:style-name="Standard"/>
      <text:p text:style-name="Standard"/>
      <text:p text:style-name="P2"><draw:rect text:anchor-type="paragraph" draw:z-index="8" draw:style-name="gr2" draw:text-style-name="P66" svg:width="0.8185in" svg:height="0.178in" svg:x="0.0134in" svg:y="0.1673in"><text:p text:style-name="P66">Print</text:p></draw:rect></text:p>
      <text:p text:style-name="P12">Lading layout</text:p>
      <text:p text:style-name="Standard"><draw:rect text:anchor-type="paragraph" draw:z-index="60" draw:style-name="gr3" draw:text-style-name="P66" svg:width="5.387in" svg:height="0.4476in" svg:x="-0.0028in" svg:y="0.0791in"><text:p/></draw:rect></text:p>
      <text:p text:style-name="Standard"><draw:rect text:anchor-type="paragraph" draw:z-index="59" draw:style-name="gr2" draw:text-style-name="P66" svg:width="0.248in" svg:height="0.178in" svg:x="5.0055in" svg:y="0.0161in"><text:p text:style-name="P66">-</text:p></draw:rect>&lt;model railroad name&gt;</text:p>
      <text:p text:style-name="Standard"><draw:rect text:anchor-type="paragraph" draw:z-index="58" draw:style-name="gr3" draw:text-style-name="P66" svg:width="5.387in" svg:height="2.7142in" svg:x="-0.0028in" svg:y="0.1429in"><text:p/></draw:rect></text:p>
      <text:p text:style-name="Standard">LADING:</text:p>
      <text:p text:style-name="Standard"/>
      <text:p text:style-name="Standard"><draw:rect text:anchor-type="paragraph" draw:z-index="68" draw:style-name="gr2" draw:text-style-name="P66" svg:width="0.2705in" svg:height="0.178in" svg:x="3.9335in" svg:y="0.0181in"><text:p text:style-name="P66">V</text:p></draw:rect><draw:rect text:anchor-type="paragraph" draw:z-index="67" draw:style-name="gr2" draw:text-style-name="P66" svg:width="0.965in" svg:height="0.178in" svg:x="2.9689in" svg:y="0.0181in"><text:p text:style-name="P66">&lt;sub type&gt;</text:p></draw:rect><draw:rect text:anchor-type="paragraph" draw:z-index="61" draw:style-name="gr2" draw:text-style-name="P66" svg:width="0.965in" svg:height="0.178in" svg:x="1.5799in" svg:y="0.0181in"><text:p text:style-name="P66">&lt;car type&gt;</text:p></draw:rect><draw:rect text:anchor-type="paragraph" draw:z-index="62" draw:style-name="gr2" draw:text-style-name="P66" svg:width="0.2705in" svg:height="0.178in" svg:x="2.5445in" svg:y="0.0181in"><text:p text:style-name="P66">V</text:p></draw:rect>&lt;lading name&gt;</text:p>
      <text:p text:style-name="Standard"><draw:rect text:anchor-type="paragraph" draw:z-index="122" draw:style-name="gr1" draw:text-style-name="P66" svg:width="0.965in" svg:height="0.178in" svg:x="1.5799in" svg:y="0.0319in"><text:p/></draw:rect><draw:rect text:anchor-type="paragraph" draw:z-index="123" draw:style-name="gr2" draw:text-style-name="P66" svg:width="0.2705in" svg:height="0.178in" svg:x="2.5445in" svg:y="0.0319in"><text:p text:style-name="P66">V</text:p></draw:rect><draw:rect text:anchor-type="paragraph" draw:z-index="124" draw:style-name="gr1" draw:text-style-name="P66" svg:width="0.965in" svg:height="0.178in" svg:x="2.9689in" svg:y="0.0319in"><text:p/></draw:rect><draw:rect text:anchor-type="paragraph" draw:z-index="125" draw:style-name="gr2" draw:text-style-name="P66" svg:width="0.2705in" svg:height="0.178in" svg:x="3.9335in" svg:y="0.0319in"><text:p text:style-name="P66">V</text:p></draw:rect><draw:rect text:anchor-type="paragraph" draw:z-index="126" draw:style-name="gr2" draw:text-style-name="P66" svg:width="0.7024in" svg:height="0.178in" svg:x="4.311in" svg:y="0.0437in"><text:p text:style-name="P66">Add</text:p></draw:rect></text:p>
      <text:p text:style-name="Standard"/>
      <text:p text:style-name="Standard"><draw:rect text:anchor-type="paragraph" draw:z-index="127" draw:style-name="gr2" draw:text-style-name="P66" svg:width="0.965in" svg:height="0.178in" svg:x="1.5799in" svg:y="0.0181in"><text:p text:style-name="P66">&lt;car type&gt;</text:p></draw:rect><draw:rect text:anchor-type="paragraph" draw:z-index="128" draw:style-name="gr2" draw:text-style-name="P66" svg:width="0.2705in" svg:height="0.178in" svg:x="2.5445in" svg:y="0.0181in"><text:p text:style-name="P66">V</text:p></draw:rect><draw:rect text:anchor-type="paragraph" draw:z-index="129" draw:style-name="gr2" draw:text-style-name="P66" svg:width="0.965in" svg:height="0.178in" svg:x="2.9689in" svg:y="0.0181in"><text:p text:style-name="P66">&lt;sub type&gt;</text:p></draw:rect><draw:rect text:anchor-type="paragraph" draw:z-index="130" draw:style-name="gr2" draw:text-style-name="P66" svg:width="0.2705in" svg:height="0.178in" svg:x="3.9335in" svg:y="0.0181in"><text:p text:style-name="P66">V</text:p></draw:rect>&lt;lading name&gt;</text:p>
      <text:p text:style-name="Standard"><draw:rect text:anchor-type="paragraph" draw:z-index="131" draw:style-name="gr1" draw:text-style-name="P66" svg:width="0.965in" svg:height="0.178in" svg:x="1.5799in" svg:y="0.0319in"><text:p/></draw:rect><draw:rect text:anchor-type="paragraph" draw:z-index="132" draw:style-name="gr2" draw:text-style-name="P66" svg:width="0.2705in" svg:height="0.178in" svg:x="2.5445in" svg:y="0.0319in"><text:p text:style-name="P66">V</text:p></draw:rect><draw:rect text:anchor-type="paragraph" draw:z-index="133" draw:style-name="gr1" draw:text-style-name="P66" svg:width="0.965in" svg:height="0.178in" svg:x="2.9689in" svg:y="0.0319in"><text:p/></draw:rect><draw:rect text:anchor-type="paragraph" draw:z-index="134" draw:style-name="gr2" draw:text-style-name="P66" svg:width="0.2705in" svg:height="0.178in" svg:x="3.9335in" svg:y="0.0319in"><text:p text:style-name="P66">V</text:p></draw:rect><draw:rect text:anchor-type="paragraph" draw:z-index="135" draw:style-name="gr2" draw:text-style-name="P66" svg:width="0.7024in" svg:height="0.178in" svg:x="4.311in" svg:y="0.0437in"><text:p text:style-name="P66">Add</text:p></draw:rect></text:p>
      <text:p text:style-name="Standard"/>
      <text:p text:style-name="Standard"><draw:rect text:anchor-type="paragraph" draw:z-index="136" draw:style-name="gr2" draw:text-style-name="P66" svg:width="0.965in" svg:height="0.178in" svg:x="1.5799in" svg:y="0.0181in"><text:p text:style-name="P66">&lt;car type&gt;</text:p></draw:rect><draw:rect text:anchor-type="paragraph" draw:z-index="137" draw:style-name="gr2" draw:text-style-name="P66" svg:width="0.2705in" svg:height="0.178in" svg:x="2.5445in" svg:y="0.0181in"><text:p text:style-name="P66">V</text:p></draw:rect><draw:rect text:anchor-type="paragraph" draw:z-index="138" draw:style-name="gr2" draw:text-style-name="P66" svg:width="0.965in" svg:height="0.178in" svg:x="2.9689in" svg:y="0.0181in"><text:p text:style-name="P66">&lt;sub type&gt;</text:p></draw:rect><draw:rect text:anchor-type="paragraph" draw:z-index="139" draw:style-name="gr2" draw:text-style-name="P66" svg:width="0.2705in" svg:height="0.178in" svg:x="3.9335in" svg:y="0.0181in"><text:p text:style-name="P66">V</text:p></draw:rect>&lt;lading name&gt;</text:p>
      <text:p text:style-name="Standard"><draw:rect text:anchor-type="paragraph" draw:z-index="140" draw:style-name="gr1" draw:text-style-name="P66" svg:width="0.965in" svg:height="0.178in" svg:x="1.5799in" svg:y="0.0319in"><text:p/></draw:rect><draw:rect text:anchor-type="paragraph" draw:z-index="141" draw:style-name="gr2" draw:text-style-name="P66" svg:width="0.2705in" svg:height="0.178in" svg:x="2.5445in" svg:y="0.0319in"><text:p text:style-name="P66">V</text:p></draw:rect><draw:rect text:anchor-type="paragraph" draw:z-index="142" draw:style-name="gr1" draw:text-style-name="P66" svg:width="0.965in" svg:height="0.178in" svg:x="2.9689in" svg:y="0.0319in"><text:p/></draw:rect><draw:rect text:anchor-type="paragraph" draw:z-index="143" draw:style-name="gr2" draw:text-style-name="P66" svg:width="0.2705in" svg:height="0.178in" svg:x="3.9335in" svg:y="0.0319in"><text:p text:style-name="P66">V</text:p></draw:rect><draw:rect text:anchor-type="paragraph" draw:z-index="144" draw:style-name="gr2" draw:text-style-name="P66" svg:width="0.7024in" svg:height="0.178in" svg:x="4.311in" svg:y="0.0437in"><text:p text:style-name="P66">Add</text:p></draw:rect></text:p>
      <text:p text:style-name="Standard"/>
      <text:p text:style-name="Standard"><draw:rect text:anchor-type="paragraph" draw:z-index="63" draw:style-name="gr1" draw:text-style-name="P66" svg:width="1.328in" svg:height="0.178in" svg:x="-0.0028in" svg:y="0.111in"><text:p/></draw:rect><draw:rect text:anchor-type="paragraph" draw:z-index="64" draw:style-name="gr2" draw:text-style-name="P66" svg:width="0.965in" svg:height="0.178in" svg:x="1.5799in" svg:y="0.1146in"><text:p text:style-name="P66">&lt;car type&gt;</text:p></draw:rect><draw:rect text:anchor-type="paragraph" draw:z-index="65" draw:style-name="gr2" draw:text-style-name="P66" svg:width="0.2705in" svg:height="0.178in" svg:x="2.5445in" svg:y="0.1146in"><text:p text:style-name="P66">V</text:p></draw:rect><draw:rect text:anchor-type="paragraph" draw:z-index="66" draw:style-name="gr2" draw:text-style-name="P66" svg:width="0.7024in" svg:height="0.178in" svg:x="4.311in" svg:y="0.1071in"><text:p text:style-name="P66">Add</text:p></draw:rect><draw:rect text:anchor-type="paragraph" draw:z-index="69" draw:style-name="gr2" draw:text-style-name="P66" svg:width="0.965in" svg:height="0.178in" svg:x="2.9689in" svg:y="0.1071in"><text:p text:style-name="P66">&lt;sub type&gt;</text:p></draw:rect><draw:rect text:anchor-type="paragraph" draw:z-index="70" draw:style-name="gr2" draw:text-style-name="P66" svg:width="0.2705in" svg:height="0.178in" svg:x="3.9335in" svg:y="0.1071in"><text:p text:style-name="P66">V</text:p></draw:rect></text:p>
      <text:p text:style-name="Standard"/>
      <text:p text:style-name="Standard"/>
      <text:p text:style-name="Standard"/>
      <text:p text:style-name="Standard">dataset fields: lading.json</text:p>
      <text:p text:style-name="Standard"/>
      <text:p text:style-name="Standard">dict{name: {car type: [sub type, sub type]}}</text:p>
      <text:p text:style-name="Standard"/>
      <text:p text:style-name="Standard"/>
      <text:p text:style-name="P12">Tracks layout</text:p>
      <text:p text:style-name="P4"/>
      <text:p text:style-name="Standard"><draw:rect text:anchor-type="paragraph" draw:z-index="40" draw:style-name="gr3" draw:text-style-name="P66" svg:width="5.387in" svg:height="0.4476in" svg:x="-0.0028in" svg:y="0.0791in"><text:p/></draw:rect></text:p>
      <text:p text:style-name="Standard"><draw:rect text:anchor-type="paragraph" draw:z-index="39" draw:style-name="gr2" draw:text-style-name="P66" svg:width="0.248in" svg:height="0.178in" svg:x="5.0055in" svg:y="0.0161in"><text:p text:style-name="P66">-</text:p></draw:rect>&lt;model railroad name&gt;</text:p>
      <text:p text:style-name="Standard"><draw:rect text:anchor-type="paragraph" draw:z-index="10" draw:style-name="gr3" draw:text-style-name="P66" svg:width="5.387in" svg:height="3.4016in" svg:x="-0.0028in" svg:y="0.1429in"><text:p/></draw:rect></text:p>
      <text:p text:style-name="Standard">SERVICE:</text:p>
      <text:p text:style-name="Standard"><draw:rect text:anchor-type="paragraph" draw:z-index="16" draw:style-name="gr3" draw:text-style-name="P66" svg:width="4.7004in" svg:height="1.7142in" svg:x="0.3598in" svg:y="0.0835in"><text:p/></draw:rect><text:tab/></text:p>
      <text:p text:style-name="Standard"><draw:rect text:anchor-type="paragraph" draw:z-index="11" draw:style-name="gr2" draw:text-style-name="P66" svg:width="3.3807in" svg:height="0.178in" svg:x="1.0161in" svg:y="0.0083in"><text:p text:style-name="P66">&lt;existing track name&gt;</text:p></draw:rect> <text:s/><text:tab/>Name</text:p>
      <text:p text:style-name="Standard"><draw:rect text:anchor-type="paragraph" draw:z-index="12" draw:style-name="gr1" draw:text-style-name="P66" svg:width="0.526in" svg:height="0.178in" svg:x="1.0161in" svg:y="0.0098in"><text:p/></draw:rect><text:tab/>Length</text:p>
      <text:p text:style-name="Standard"><draw:rect text:anchor-type="paragraph" draw:z-index="13" draw:style-name="gr2" draw:text-style-name="P66" svg:width="1.328in" svg:height="0.178in" svg:x="1.0161in" svg:y="0.0181in"><text:p text:style-name="P66">&lt;existing&gt;</text:p></draw:rect><draw:rect text:anchor-type="paragraph" draw:z-index="43" draw:style-name="gr2" draw:text-style-name="P66" svg:width="0.2705in" svg:height="0.178in" svg:x="2.3437in" svg:y="0.0181in"><text:p text:style-name="P66">V</text:p></draw:rect><draw:rect text:anchor-type="paragraph" draw:z-index="50" draw:style-name="gr2" draw:text-style-name="P66" svg:width="0.526in" svg:height="0.178in" svg:x="2.7835in" svg:y="0.0181in"><text:p text:style-name="P66">S/R</text:p></draw:rect><draw:rect text:anchor-type="paragraph" draw:z-index="51" draw:style-name="gr2" draw:text-style-name="P66" svg:width="0.2705in" svg:height="0.178in" svg:x="3.3091in" svg:y="0.0181in"><text:p text:style-name="P66">V</text:p></draw:rect><draw:rect text:anchor-type="paragraph" draw:z-index="71" draw:style-name="gr2" draw:text-style-name="P66" svg:width="0.7323in" svg:height="0.178in" svg:x="3.6783in" svg:y="0.0181in"><text:p text:style-name="P66">Remove</text:p></draw:rect><text:tab/>Lading</text:p>
      <text:p text:style-name="Standard"><draw:rect text:anchor-type="paragraph" draw:z-index="45" draw:style-name="gr2" draw:text-style-name="P66" svg:width="0.2705in" svg:height="0.178in" svg:x="2.3437in" svg:y="0.0181in"><text:p text:style-name="P66">V</text:p></draw:rect><draw:rect text:anchor-type="paragraph" draw:z-index="44" draw:style-name="gr2" draw:text-style-name="P66" svg:width="1.328in" svg:height="0.178in" svg:x="1.0161in" svg:y="0.0181in"><text:p text:style-name="P66">&lt;existing&gt;</text:p></draw:rect><draw:rect text:anchor-type="paragraph" draw:z-index="52" draw:style-name="gr2" draw:text-style-name="P66" svg:width="0.526in" svg:height="0.178in" svg:x="2.7835in" svg:y="0.0181in"><text:p text:style-name="P66">S/R</text:p></draw:rect><draw:rect text:anchor-type="paragraph" draw:z-index="53" draw:style-name="gr2" draw:text-style-name="P66" svg:width="0.2705in" svg:height="0.178in" svg:x="3.3091in" svg:y="0.0181in"><text:p text:style-name="P66">V</text:p></draw:rect><draw:rect text:anchor-type="paragraph" draw:z-index="72" draw:style-name="gr2" draw:text-style-name="P66" svg:width="0.7323in" svg:height="0.178in" svg:x="3.6783in" svg:y="0.0181in"><text:p text:style-name="P66">Remove</text:p></draw:rect><text:tab/>Lading</text:p>
      <text:p text:style-name="Standard"><draw:rect text:anchor-type="paragraph" draw:z-index="46" draw:style-name="gr1" draw:text-style-name="P66" svg:width="1.328in" svg:height="0.178in" svg:x="1.0161in" svg:y="0.0181in"><text:p/></draw:rect><draw:rect text:anchor-type="paragraph" draw:z-index="47" draw:style-name="gr2" draw:text-style-name="P66" svg:width="0.2705in" svg:height="0.178in" svg:x="2.3437in" svg:y="0.0181in"><text:p text:style-name="P66">V</text:p></draw:rect><draw:rect text:anchor-type="paragraph" draw:z-index="54" draw:style-name="gr2" draw:text-style-name="P66" svg:width="0.526in" svg:height="0.178in" svg:x="2.7835in" svg:y="0.0181in"><text:p text:style-name="P66">S/R</text:p></draw:rect><draw:rect text:anchor-type="paragraph" draw:z-index="55" draw:style-name="gr2" draw:text-style-name="P66" svg:width="0.2705in" svg:height="0.178in" svg:x="3.3091in" svg:y="0.0181in"><text:p text:style-name="P66">V</text:p></draw:rect><text:tab/>Lading</text:p>
      <text:p text:style-name="Standard"/>
      <text:p text:style-name="Standard"><draw:rect text:anchor-type="paragraph" draw:z-index="15" draw:style-name="gr2" draw:text-style-name="P66" svg:width="0.935in" svg:height="0.178in" svg:x="0.522in" svg:y="0.1181in"><text:p text:style-name="P66">Remove</text:p></draw:rect><draw:rect text:anchor-type="paragraph" draw:z-index="24" draw:style-name="gr2" draw:text-style-name="P66" svg:width="0.8185in" svg:height="0.178in" svg:x="1.4571in" svg:y="0.1181in"><text:p text:style-name="P66">Update</text:p></draw:rect></text:p>
      <text:p text:style-name="Standard"/>
      <text:p text:style-name="Standard"><draw:rect text:anchor-type="paragraph" draw:z-index="17" draw:style-name="gr3" draw:text-style-name="P66" svg:width="4.7004in" svg:height="1.1079in" svg:x="0.3598in" svg:y="0.072in"><text:p/></draw:rect><text:tab/></text:p>
      <text:p text:style-name="Standard"><draw:rect text:anchor-type="paragraph" draw:z-index="18" draw:style-name="gr1" draw:text-style-name="P66" svg:width="3.4039in" svg:height="0.178in" svg:x="1.0161in" svg:y="0.0083in"><text:p/></draw:rect> <text:s/><text:tab/>Name</text:p>
      <text:p text:style-name="Standard"><draw:rect text:anchor-type="paragraph" draw:z-index="19" draw:style-name="gr1" draw:text-style-name="P66" svg:width="0.526in" svg:height="0.178in" svg:x="1.0161in" svg:y="0.0098in"><text:p/></draw:rect><text:tab/>Length</text:p>
      <text:p text:style-name="Standard"><draw:rect text:anchor-type="paragraph" draw:z-index="48" draw:style-name="gr2" draw:text-style-name="P66" svg:width="0.2705in" svg:height="0.178in" svg:x="2.3437in" svg:y="0.0181in"><text:p text:style-name="P66">V</text:p></draw:rect><draw:rect text:anchor-type="paragraph" draw:z-index="49" draw:style-name="gr1" draw:text-style-name="P66" svg:width="1.328in" svg:height="0.178in" svg:x="1.0161in" svg:y="0.0181in"><text:p/></draw:rect><draw:rect text:anchor-type="paragraph" draw:z-index="56" draw:style-name="gr2" draw:text-style-name="P66" svg:width="0.526in" svg:height="0.178in" svg:x="2.7835in" svg:y="0.0181in"><text:p text:style-name="P66">S/R</text:p></draw:rect><draw:rect text:anchor-type="paragraph" draw:z-index="57" draw:style-name="gr2" draw:text-style-name="P66" svg:width="0.2705in" svg:height="0.178in" svg:x="3.3091in" svg:y="0.0181in"><text:p text:style-name="P66">V</text:p></draw:rect><text:tab/>Lading</text:p>
      <text:p text:style-name="Standard"><draw:rect text:anchor-type="paragraph" draw:z-index="20" draw:style-name="gr2" draw:text-style-name="P66" svg:width="0.935in" svg:height="0.178in" svg:x="0.522in" svg:y="0.1181in"><text:p text:style-name="P66">Add</text:p></draw:rect></text:p>
      <text:p text:style-name="Standard"/>
      <text:p text:style-name="Standard"/>
      <text:p text:style-name="Standard"><draw:rect text:anchor-type="paragraph" draw:z-index="14" draw:style-name="gr3" draw:text-style-name="P66" svg:width="5.387in" svg:height="2.5634in" svg:x="-0.0028in" svg:y="0.0945in"><text:p/></draw:rect></text:p>
      <text:p text:style-name="Standard">SOURCE:</text:p>
      <text:p text:style-name="Standard"><draw:rect text:anchor-type="paragraph" draw:z-index="23" draw:style-name="gr3" draw:text-style-name="P66" svg:width="4.7004in" svg:height="0.9587in" svg:x="0.3598in" svg:y="0.0835in"><text:p/></draw:rect><text:tab/></text:p>
      <text:p text:style-name="Standard"><draw:rect text:anchor-type="paragraph" draw:z-index="21" draw:style-name="gr2" draw:text-style-name="P66" svg:width="3.3807in" svg:height="0.178in" svg:x="1.0161in" svg:y="0.0083in"><text:p text:style-name="P66">&lt;existing track name&gt;</text:p></draw:rect> <text:s/><text:tab/>Name</text:p>
      <text:p text:style-name="Standard"><draw:rect text:anchor-type="paragraph" draw:z-index="22" draw:style-name="gr1" draw:text-style-name="P66" svg:width="0.526in" svg:height="0.178in" svg:x="1.0161in" svg:y="0.0098in"><text:p/></draw:rect><text:tab/>Length</text:p>
      <text:p text:style-name="Standard"><draw:rect text:anchor-type="paragraph" draw:z-index="29" draw:style-name="gr2" draw:text-style-name="P66" svg:width="0.935in" svg:height="0.178in" svg:x="0.522in" svg:y="0.1181in"><text:p text:style-name="P66">Remove</text:p></draw:rect><draw:rect text:anchor-type="paragraph" draw:z-index="30" draw:style-name="gr2" draw:text-style-name="P66" svg:width="0.8185in" svg:height="0.178in" svg:x="1.4571in" svg:y="0.1181in"><text:p text:style-name="P66">Update</text:p></draw:rect><text:tab/></text:p>
      <text:p text:style-name="Standard"/>
      <text:p text:style-name="Standard"><draw:rect text:anchor-type="paragraph" draw:z-index="28" draw:style-name="gr3" draw:text-style-name="P66" svg:width="4.7004in" svg:height="0.9862in" svg:x="0.3598in" svg:y="0.0835in"><text:p/></draw:rect><text:tab/></text:p>
      <text:p text:style-name="Standard"><draw:rect text:anchor-type="paragraph" draw:z-index="25" draw:style-name="gr1" draw:text-style-name="P66" svg:width="1.6524in" svg:height="0.178in" svg:x="1.0161in" svg:y="0.0083in"><text:p/></draw:rect> <text:s/><text:tab/>Name</text:p>
      <text:p text:style-name="Standard"><draw:rect text:anchor-type="paragraph" draw:z-index="26" draw:style-name="gr1" draw:text-style-name="P66" svg:width="0.526in" svg:height="0.178in" svg:x="1.0161in" svg:y="0.0098in"><text:p/></draw:rect><text:tab/>Length</text:p>
      <text:p text:style-name="Standard"><draw:rect text:anchor-type="paragraph" draw:z-index="27" draw:style-name="gr2" draw:text-style-name="P66" svg:width="0.935in" svg:height="0.178in" svg:x="0.522in" svg:y="0.1181in"><text:p text:style-name="P66">Add</text:p></draw:rect><text:tab/></text:p>
      <text:p text:style-name="Standard"/>
      <text:p text:style-name="Standard"/>
      <text:p text:style-name="Standard"/>
      <text:p text:style-name="Standard"/>
      <text:p text:style-name="Standard"/>
      <text:p text:style-name="Standard">dataset fields: tracks.json</text:p>
      <text:p text:style-name="Standard"/>
      <text:p text:style-name="Standard">trackID: string</text:p>
      <text:p text:style-name="Standard">trackName: string</text:p>
      <text:p text:style-name="Standard">trackLength: int</text:p>
      <text:p text:style-name="Standard">trackType: int</text:p>
      <text:p text:style-name="Standard">trackLading: list[string, string]</text:p>
      <text:p text:style-name="Standard"/>
      <text:p text:style-name="P12">Cars layout</text:p>
      <text:p text:style-name="P4"/>
      <text:p text:style-name="Standard"><draw:rect text:anchor-type="paragraph" draw:z-index="81" draw:style-name="gr3" draw:text-style-name="P66" svg:width="5.387in" svg:height="0.4476in" svg:x="-0.0028in" svg:y="0.0791in"><text:p/></draw:rect></text:p>
      <text:p text:style-name="Standard"><draw:rect text:anchor-type="paragraph" draw:z-index="80" draw:style-name="gr2" draw:text-style-name="P66" svg:width="0.248in" svg:height="0.178in" svg:x="5.0055in" svg:y="0.0161in"><text:p text:style-name="P66">-</text:p></draw:rect>&lt;model railroad name&gt;</text:p>
      <text:p text:style-name="Standard"><draw:rect text:anchor-type="paragraph" draw:z-index="73" draw:style-name="gr3" draw:text-style-name="P66" svg:width="5.387in" svg:height="4.2571in" svg:x="-0.0028in" svg:y="0.1429in"><text:p/></draw:rect><draw:rect text:anchor-type="paragraph" draw:z-index="92" draw:style-name="gr2" draw:text-style-name="P66" svg:width="0.6953in" svg:height="0.178in" svg:x="2.1374in" svg:y="0.1783in"><text:p text:style-name="P66">Sub Type</text:p></draw:rect><draw:rect text:anchor-type="paragraph" draw:z-index="91" draw:style-name="gr2" draw:text-style-name="P66" svg:width="0.6953in" svg:height="0.178in" svg:x="1.35in" svg:y="0.1783in"><text:p text:style-name="P66">Type</text:p></draw:rect><draw:rect text:anchor-type="paragraph" draw:z-index="90" draw:style-name="gr2" draw:text-style-name="P66" svg:width="0.6953in" svg:height="0.178in" svg:x="0.578in" svg:y="0.1783in"><text:p text:style-name="P66">Owner</text:p></draw:rect></text:p>
      <text:p text:style-name="Standard">CARS: </text:p>
      <text:p text:style-name="Standard"><draw:rect text:anchor-type="paragraph" draw:z-index="78" draw:style-name="gr3" draw:text-style-name="P66" svg:width="4.7004in" svg:height="2.0858in" svg:x="0.3598in" svg:y="0.0835in"><text:p/></draw:rect><text:tab/></text:p>
      <text:p text:style-name="Standard"><draw:rect text:anchor-type="paragraph" draw:z-index="89" draw:style-name="gr2" draw:text-style-name="P66" svg:width="0.7343in" svg:height="0.178in" svg:x="3.2in" svg:y="0.0083in"><text:p text:style-name="P66">&lt;existing&gt;</text:p></draw:rect><draw:rect text:anchor-type="paragraph" draw:z-index="74" draw:style-name="gr2" draw:text-style-name="P66" svg:width="1.1197in" svg:height="0.178in" svg:x="1.0161in" svg:y="0.0083in"><text:p text:style-name="P66">&lt;existing&gt;</text:p></draw:rect> <text:s/><text:tab/>Owner <text:s text:c="37"/>Number</text:p>
      <text:p text:style-name="Standard"><draw:rect text:anchor-type="paragraph" draw:z-index="93" draw:style-name="gr1" draw:text-style-name="P66" svg:width="1.1197in" svg:height="0.178in" svg:x="1.0161in" svg:y="0.0098in"><text:p/></draw:rect><draw:rect text:anchor-type="paragraph" draw:z-index="94" draw:style-name="gr1" draw:text-style-name="P66" svg:width="0.7571in" svg:height="0.178in" svg:x="3.2in" svg:y="0.0091in"><text:p/></draw:rect><draw:rect text:anchor-type="paragraph" draw:z-index="96" draw:style-name="gr2" draw:text-style-name="P66" svg:width="0.2705in" svg:height="0.178in" svg:x="3.9571in" svg:y="0.0098in"><text:p text:style-name="P66">V</text:p></draw:rect><draw:rect text:anchor-type="paragraph" draw:z-index="95" draw:style-name="gr2" draw:text-style-name="P66" svg:width="0.2705in" svg:height="0.178in" svg:x="2.1354in" svg:y="0.0098in"><text:p text:style-name="P66">V</text:p></draw:rect><text:tab/>Type <text:s text:c="40"/>Sub Type </text:p>
      <text:p text:style-name="Standard"><draw:rect text:anchor-type="paragraph" draw:z-index="75" draw:style-name="gr1" draw:text-style-name="P66" svg:width="0.526in" svg:height="0.178in" svg:x="1.0161in" svg:y="0.0098in"><text:p/></draw:rect><text:tab/>Length</text:p>
      <text:p text:style-name="Standard"><draw:rect text:anchor-type="paragraph" draw:z-index="98" draw:style-name="gr1" draw:text-style-name="P66" svg:width="1.1197in" svg:height="0.178in" svg:x="1.0161in" svg:y="0.0098in"><text:p/></draw:rect><draw:rect text:anchor-type="paragraph" draw:z-index="99" draw:style-name="gr2" draw:text-style-name="P66" svg:width="0.2705in" svg:height="0.178in" svg:x="2.1354in" svg:y="0.0098in"><text:p text:style-name="P66">V</text:p></draw:rect><text:tab/>Track</text:p>
      <text:p text:style-name="Standard"><draw:rect text:anchor-type="paragraph" draw:z-index="87" draw:style-name="gr2" draw:text-style-name="P66" svg:width="0.7323in" svg:height="0.178in" svg:x="2.6984in" svg:y="0.0181in"><text:p text:style-name="P66">Remove</text:p></draw:rect><draw:rect text:anchor-type="paragraph" draw:z-index="82" draw:style-name="gr2" draw:text-style-name="P66" svg:width="0.2705in" svg:height="0.178in" svg:x="2.3437in" svg:y="0.0181in"><text:p text:style-name="P66">V</text:p></draw:rect><draw:rect text:anchor-type="paragraph" draw:z-index="76" draw:style-name="gr2" draw:text-style-name="P66" svg:width="1.328in" svg:height="0.178in" svg:x="1.0161in" svg:y="0.0181in"><text:p text:style-name="P66">&lt;existing&gt;</text:p></draw:rect><text:tab/>Lading</text:p>
      <text:p text:style-name="Standard"><draw:rect text:anchor-type="paragraph" draw:z-index="83" draw:style-name="gr2" draw:text-style-name="P66" svg:width="1.328in" svg:height="0.178in" svg:x="1.0161in" svg:y="0.0181in"><text:p text:style-name="P66">&lt;existing&gt;</text:p></draw:rect><draw:rect text:anchor-type="paragraph" draw:z-index="84" draw:style-name="gr2" draw:text-style-name="P66" svg:width="0.2705in" svg:height="0.178in" svg:x="2.3437in" svg:y="0.0181in"><text:p text:style-name="P66">V</text:p></draw:rect><draw:rect text:anchor-type="paragraph" draw:z-index="88" draw:style-name="gr2" draw:text-style-name="P66" svg:width="0.7323in" svg:height="0.178in" svg:x="2.6984in" svg:y="0.0181in"><text:p text:style-name="P66">Remove</text:p></draw:rect><text:tab/>Lading</text:p>
      <text:p text:style-name="Standard"><draw:rect text:anchor-type="paragraph" draw:z-index="85" draw:style-name="gr1" draw:text-style-name="P66" svg:width="1.328in" svg:height="0.178in" svg:x="1.0161in" svg:y="0.0181in"><text:p/></draw:rect><draw:rect text:anchor-type="paragraph" draw:z-index="86" draw:style-name="gr2" draw:text-style-name="P66" svg:width="0.2705in" svg:height="0.178in" svg:x="2.3437in" svg:y="0.0181in"><text:p text:style-name="P66">V</text:p></draw:rect><draw:rect text:anchor-type="paragraph" draw:z-index="97" draw:style-name="gr2" draw:text-style-name="P66" svg:width="0.7323in" svg:height="0.178in" svg:x="2.6984in" svg:y="0.0181in"><text:p text:style-name="P66">Add</text:p></draw:rect><text:tab/>Lading</text:p>
      <text:p text:style-name="Standard"/>
      <text:p text:style-name="Standard"><draw:rect text:anchor-type="paragraph" draw:z-index="77" draw:style-name="gr2" draw:text-style-name="P66" svg:width="0.935in" svg:height="0.178in" svg:x="0.522in" svg:y="0.1181in"><text:p text:style-name="P66">Remove</text:p></draw:rect><draw:rect text:anchor-type="paragraph" draw:z-index="79" draw:style-name="gr2" draw:text-style-name="P66" svg:width="0.8185in" svg:height="0.178in" svg:x="1.4571in" svg:y="0.1181in"><text:p text:style-name="P66">Update</text:p></draw:rect></text:p>
      <text:p text:style-name="Standard"/>
      <text:p text:style-name="Standard"><draw:rect text:anchor-type="paragraph" draw:z-index="113" draw:style-name="gr3" draw:text-style-name="P66" svg:width="4.7004in" svg:height="1.6705in" svg:x="0.3598in" svg:y="0.0602in"><text:p/></draw:rect><text:tab/></text:p>
      <text:p text:style-name="Standard"><draw:rect text:anchor-type="paragraph" draw:z-index="100" draw:style-name="gr1" draw:text-style-name="P66" svg:width="1.1197in" svg:height="0.178in" svg:x="1.0161in" svg:y="0.0083in"><text:p/></draw:rect><draw:rect text:anchor-type="paragraph" draw:z-index="106" draw:style-name="gr1" draw:text-style-name="P66" svg:width="0.7343in" svg:height="0.178in" svg:x="3.2in" svg:y="0.0083in"><text:p/></draw:rect> <text:s/><text:tab/>Owner <text:s text:c="37"/>Number</text:p>
      <text:p text:style-name="Standard"><draw:rect text:anchor-type="paragraph" draw:z-index="107" draw:style-name="gr1" draw:text-style-name="P66" svg:width="1.1197in" svg:height="0.178in" svg:x="1.0161in" svg:y="0.0098in"><text:p/></draw:rect><draw:rect text:anchor-type="paragraph" draw:z-index="108" draw:style-name="gr1" draw:text-style-name="P66" svg:width="0.7571in" svg:height="0.178in" svg:x="3.2in" svg:y="0.0091in"><text:p/></draw:rect><draw:rect text:anchor-type="paragraph" draw:z-index="109" draw:style-name="gr2" draw:text-style-name="P66" svg:width="0.2705in" svg:height="0.178in" svg:x="2.1354in" svg:y="0.0098in"><text:p text:style-name="P66">V</text:p></draw:rect><draw:rect text:anchor-type="paragraph" draw:z-index="110" draw:style-name="gr2" draw:text-style-name="P66" svg:width="0.2705in" svg:height="0.178in" svg:x="3.9571in" svg:y="0.0098in"><text:p text:style-name="P66">V</text:p></draw:rect><text:tab/>Type <text:s text:c="40"/>Sub Type </text:p>
      <text:p text:style-name="Standard"><draw:rect text:anchor-type="paragraph" draw:z-index="101" draw:style-name="gr1" draw:text-style-name="P66" svg:width="0.526in" svg:height="0.178in" svg:x="1.0161in" svg:y="0.0098in"><text:p/></draw:rect><text:tab/>Length</text:p>
      <text:p text:style-name="Standard"><draw:rect text:anchor-type="paragraph" draw:z-index="111" draw:style-name="gr1" draw:text-style-name="P66" svg:width="1.1197in" svg:height="0.178in" svg:x="1.0161in" svg:y="0.0098in"><text:p/></draw:rect><draw:rect text:anchor-type="paragraph" draw:z-index="112" draw:style-name="gr2" draw:text-style-name="P66" svg:width="0.2705in" svg:height="0.178in" svg:x="2.1354in" svg:y="0.0098in"><text:p text:style-name="P66">V</text:p></draw:rect><text:tab/>Track</text:p>
      <text:p text:style-name="Standard"><draw:rect text:anchor-type="paragraph" draw:z-index="105" draw:style-name="gr2" draw:text-style-name="P66" svg:width="0.7323in" svg:height="0.178in" svg:x="2.6984in" svg:y="0.0181in"><text:p text:style-name="P66">Add</text:p></draw:rect><draw:rect text:anchor-type="paragraph" draw:z-index="104" draw:style-name="gr2" draw:text-style-name="P66" svg:width="0.2705in" svg:height="0.178in" svg:x="2.3437in" svg:y="0.0181in"><text:p text:style-name="P66">V</text:p></draw:rect><draw:rect text:anchor-type="paragraph" draw:z-index="102" draw:style-name="gr1" draw:text-style-name="P66" svg:width="1.328in" svg:height="0.178in" svg:x="1.0161in" svg:y="0.0181in"><text:p/></draw:rect><text:tab/>Lading</text:p>
      <text:p text:style-name="Standard"/>
      <text:p text:style-name="Standard"><draw:rect text:anchor-type="paragraph" draw:z-index="103" draw:style-name="gr2" draw:text-style-name="P66" svg:width="0.935in" svg:height="0.178in" svg:x="0.522in" svg:y="0.0335in"><text:p text:style-name="P66">Add</text:p></draw:rect></text:p>
      <text:p text:style-name="Standard"/>
      <text:p text:style-name="P2"/>
      <text:p text:style-name="P2"/>
      <text:p text:style-name="Standard">dataset fields: cars.json</text:p>
      <text:p text:style-name="Standard"/>
      <text:p text:style-name="Standard">carOwner: string</text:p>
      <text:p text:style-name="Standard">carNumber: string</text:p>
      <text:p text:style-name="Standard">carLength: int</text:p>
      <text:p text:style-name="Standard">carType: string</text:p>
      <text:p text:style-name="Standard">carSubType: string</text:p>
      <text:p text:style-name="P3">carTrack: string</text:p>
      <text:p text:style-name="P4">carLading: list[string, string]</text:p>
      <text:p text:style-name="P2"/>
      <text:p text:style-name="P12">Settings Layout</text:p>
      <text:p text:style-name="Standard"/>
      <text:p text:style-name="Standard"><draw:rect text:anchor-type="paragraph" draw:z-index="42" draw:style-name="gr3" draw:text-style-name="P66" svg:width="5.387in" svg:height="0.4476in" svg:x="-0.0028in" svg:y="0.0791in"><text:p/></draw:rect></text:p>
      <text:p text:style-name="Standard"><draw:rect text:anchor-type="paragraph" draw:z-index="41" draw:style-name="gr2" draw:text-style-name="P66" svg:width="0.248in" svg:height="0.178in" svg:x="5.0055in" svg:y="0.0161in"><text:p text:style-name="P66">-</text:p></draw:rect>&lt;model railroad name&gt;</text:p>
      <text:p text:style-name="Standard"><draw:rect text:anchor-type="paragraph" draw:z-index="121" draw:style-name="gr3" draw:text-style-name="P66" svg:width="5.387in" svg:height="2.5071in" svg:x="-0.0028in" svg:y="0.1429in"><text:p/></draw:rect></text:p>
      <text:p text:style-name="P4">SETTINGS:</text:p>
      <text:p text:style-name="P4"/>
      <text:p text:style-name="P16"><draw:rect text:anchor-type="paragraph" draw:z-index="114" draw:style-name="gr1" draw:text-style-name="P66" svg:width="2.6705in" svg:height="0.178in" svg:x="2.2744in" svg:y="0.0181in"><text:p/></draw:rect>Model Railroad Name:</text:p>
      <text:p text:style-name="P16"><draw:rect text:anchor-type="paragraph" draw:z-index="115" draw:style-name="gr1" draw:text-style-name="P66" svg:width="2.6705in" svg:height="0.178in" svg:x="2.2744in" svg:y="0.0181in"><text:p/></draw:rect>Operating Road:</text:p>
      <text:p text:style-name="P16"><draw:rect text:anchor-type="paragraph" draw:z-index="116" draw:style-name="gr1" draw:text-style-name="P66" svg:width="2.6705in" svg:height="0.178in" svg:x="2.2744in" svg:y="0.0181in"><text:p/></draw:rect>Operating Location:</text:p>
      <text:p text:style-name="P16"><draw:rect text:anchor-type="paragraph" draw:z-index="117" draw:style-name="gr1" draw:text-style-name="P66" svg:width="2.6705in" svg:height="0.178in" svg:x="2.2744in" svg:y="0.0181in"><text:p/></draw:rect>Operating Territory:</text:p>
      <text:p text:style-name="P16"><draw:rect text:anchor-type="paragraph" draw:z-index="118" draw:style-name="gr1" draw:text-style-name="P66" svg:width="2.6705in" svg:height="0.178in" svg:x="2.2744in" svg:y="0.0181in"><text:p/></draw:rect>Operating Division:</text:p>
      <text:p text:style-name="P16"><draw:rect text:anchor-type="paragraph" draw:z-index="119" draw:style-name="gr1" draw:text-style-name="P66" svg:width="0.726in" svg:height="0.178in" svg:x="2.2744in" svg:y="0.0181in"><text:p/></draw:rect>Operating Year:</text:p>
      <text:p text:style-name="P10"/>
      <text:p text:style-name="P10"/>
      <text:p text:style-name="P10"><draw:rect text:anchor-type="paragraph" draw:z-index="120" draw:style-name="gr2" draw:text-style-name="P66" svg:width="0.8185in" svg:height="0.178in" svg:x="0.5in" svg:y="0.1181in"><text:p text:style-name="P66">Update</text:p></draw:rect></text:p>
      <text:p text:style-name="P10"/>
      <text:p text:style-name="P10"/>
      <text:p text:style-name="P10"/>
      <text:p text:style-name="Standard">dataset fields: settings.json</text:p>
      <text:p text:style-name="Standard"/>
      <text:p text:style-name="P10">setName: string</text:p>
      <text:p text:style-name="P10">setRoad: string</text:p>
      <text:p text:style-name="P10">setLocation: string</text:p>
      <text:p text:style-name="P10">setTerritory: string</text:p>
      <text:p text:style-name="P10">setDivision: string</text:p>
      <text:p text:style-name="P10">setYear: string</text:p>
      <text:p text:style-name="P10"/>
      <text:p text:style-name="P13"><text:a xlink:type="simple" xlink:href="#Home" text:style-name="Internet_20_link" text:visited-style-name="Visited_20_Internet_20_Link">Home</text:a></text:p>
      <text:p text:style-name="P2"><text:bookmark text:name="Appendix"/>Chapter 6 – Terminology</text:p>
      <text:p text:style-name="Standard"/>
      <text:p text:style-name="P7">Terminology of tracks:</text:p>
      <text:p text:style-name="P7"/>
      <text:p text:style-name="P7">All tracks in POPS have only one of two types:</text:p>
      <text:p text:style-name="Standard">End Point</text:p>
      <text:list xml:id="list549979553786452628" text:style-name="L7">
        <text:list-item>
          <text:p text:style-name="P29">A track where a piece of equipment begins or ends its journey.</text:p>
        </text:list-item>
      </text:list>
      <text:p text:style-name="Standard">Way point</text:p>
      <text:list xml:id="list5169915097704655887" text:style-name="L8">
        <text:list-item>
          <text:p text:style-name="P30">An intermediate stop along a piece of equipment's journey.</text:p>
        </text:list-item>
      </text:list>
      <text:p text:style-name="Standard"/>
      <text:p text:style-name="Standard">All endpoints are of only one of two types:</text:p>
      <text:p text:style-name="Standard">Source</text:p>
      <text:list xml:id="list2788144589042214647" text:style-name="L9">
        <text:list-item>
          <text:p text:style-name="P31">Supplies cars to the model railroad.</text:p>
        </text:list-item>
        <text:list-item>
          <text:p text:style-name="P31">Terminates cars from the model railroad.</text:p>
        </text:list-item>
      </text:list>
      <text:p text:style-name="P3">Service</text:p>
      <text:list xml:id="list7099860703293672917" text:style-name="L10">
        <text:list-item>
          <text:p text:style-name="P27">A type of endpoint that is serviced by the model railroad.</text:p>
        </text:list-item>
      </text:list>
      <text:p text:style-name="Standard"/>
      <text:p text:style-name="Standard">The following table lists some prototype names of tracks and how they would be defined in POPS::Solo.</text:p>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mon Name</text:p>
            </table:table-cell>
            <table:table-cell table:style-name="Table1.A1" office:value-type="string">
              <text:p text:style-name="Table_20_Heading">Source</text:p>
            </table:table-cell>
            <table:table-cell table:style-name="Table1.A1" office:value-type="string">
              <text:p text:style-name="Table_20_Heading">Service</text:p>
            </table:table-cell>
            <table:table-cell table:style-name="Table1.D1" office:value-type="string">
              <text:p text:style-name="Table_20_Heading">Way Point</text:p>
            </table:table-cell>
          </table:table-row>
        </table:table-header-rows>
        <table:table-row>
          <table:table-cell table:style-name="Table1.A2" office:value-type="string">
            <text:p text:style-name="Table_20_Contents">Industry</text:p>
          </table:table-cell>
          <table:table-cell table:style-name="Table1.A2" office:value-type="string">
            <text:p text:style-name="P18"/>
          </table:table-cell>
          <table:table-cell table:style-name="Table1.A2" office:value-type="string">
            <text:p text:style-name="P18">X</text:p>
          </table:table-cell>
          <table:table-cell table:style-name="Table1.D2" office:value-type="string">
            <text:p text:style-name="Table_20_Contents"/>
          </table:table-cell>
        </table:table-row>
        <table:table-row>
          <table:table-cell table:style-name="Table1.A2" office:value-type="string">
            <text:p text:style-name="Table_20_Contents">Spur</text:p>
          </table:table-cell>
          <table:table-cell table:style-name="Table1.A2" office:value-type="string">
            <text:p text:style-name="P18"/>
          </table:table-cell>
          <table:table-cell table:style-name="Table1.A2" office:value-type="string">
            <text:p text:style-name="P18">X</text:p>
          </table:table-cell>
          <table:table-cell table:style-name="Table1.D2" office:value-type="string">
            <text:p text:style-name="Table_20_Contents"/>
          </table:table-cell>
        </table:table-row>
        <table:table-row>
          <table:table-cell table:style-name="Table1.A2" office:value-type="string">
            <text:p text:style-name="Table_20_Contents">Business</text:p>
          </table:table-cell>
          <table:table-cell table:style-name="Table1.A2" office:value-type="string">
            <text:p text:style-name="P18"/>
          </table:table-cell>
          <table:table-cell table:style-name="Table1.A2" office:value-type="string">
            <text:p text:style-name="P18">X</text:p>
          </table:table-cell>
          <table:table-cell table:style-name="Table1.D2" office:value-type="string">
            <text:p text:style-name="Table_20_Contents"/>
          </table:table-cell>
        </table:table-row>
        <table:table-row>
          <table:table-cell table:style-name="Table1.A2" office:value-type="string">
            <text:p text:style-name="Table_20_Contents">Team Track</text:p>
          </table:table-cell>
          <table:table-cell table:style-name="Table1.A2" office:value-type="string">
            <text:p text:style-name="P18"/>
          </table:table-cell>
          <table:table-cell table:style-name="Table1.A2" office:value-type="string">
            <text:p text:style-name="P18">X</text:p>
          </table:table-cell>
          <table:table-cell table:style-name="Table1.D2" office:value-type="string">
            <text:p text:style-name="Table_20_Contents"/>
          </table:table-cell>
        </table:table-row>
        <table:table-row>
          <table:table-cell table:style-name="Table1.A2" office:value-type="string">
            <text:p text:style-name="Table_20_Contents">RIP Track</text:p>
          </table:table-cell>
          <table:table-cell table:style-name="Table1.A2" office:value-type="string">
            <text:p text:style-name="P18"/>
          </table:table-cell>
          <table:table-cell table:style-name="Table1.A2" office:value-type="string">
            <text:p text:style-name="P18">X</text:p>
          </table:table-cell>
          <table:table-cell table:style-name="Table1.D2" office:value-type="string">
            <text:p text:style-name="Table_20_Contents"/>
          </table:table-cell>
        </table:table-row>
        <table:table-row>
          <table:table-cell table:style-name="Table1.A2" office:value-type="string">
            <text:p text:style-name="Table_20_Contents">Ice Platform</text:p>
          </table:table-cell>
          <table:table-cell table:style-name="Table1.A2" office:value-type="string">
            <text:p text:style-name="P18">X</text:p>
          </table:table-cell>
          <table:table-cell table:style-name="Table1.A2" office:value-type="string">
            <text:p text:style-name="P18">X</text:p>
          </table:table-cell>
          <table:table-cell table:style-name="Table1.D2" office:value-type="string">
            <text:p text:style-name="P18">X</text:p>
          </table:table-cell>
        </table:table-row>
        <table:table-row>
          <table:table-cell table:style-name="Table1.A2" office:value-type="string">
            <text:p text:style-name="Table_20_Contents">Interchange</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X</text:p>
          </table:table-cell>
        </table:table-row>
        <table:table-row>
          <table:table-cell table:style-name="Table1.A2" office:value-type="string">
            <text:p text:style-name="Table_20_Contents">Drill</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X</text:p>
          </table:table-cell>
        </table:table-row>
        <table:table-row>
          <table:table-cell table:style-name="Table1.A2" office:value-type="string">
            <text:p text:style-name="Table_20_Contents">Siding</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X</text:p>
          </table:table-cell>
        </table:table-row>
        <table:table-row>
          <table:table-cell table:style-name="Table1.A2" office:value-type="string">
            <text:p text:style-name="Table_20_Contents">Yard</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X</text:p>
          </table:table-cell>
        </table:table-row>
        <table:table-row>
          <table:table-cell table:style-name="Table1.A2" office:value-type="string">
            <text:p text:style-name="Table_20_Contents">Staging</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Table_20_Contents">Car Float</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Table_20_Contents">Cartridge</text:p>
          </table:table-cell>
          <table:table-cell table:style-name="Table1.A2" office:value-type="string">
            <text:p text:style-name="P18">X</text:p>
          </table:table-cell>
          <table:table-cell table:style-name="Table1.A2" office:value-type="string">
            <text:p text:style-name="P18"/>
          </table:table-cell>
          <table:table-cell table:style-name="Table1.D2" office:value-type="string">
            <text:p text:style-name="P18"/>
          </table:table-cell>
        </table:table-row>
      </table:table>
      <text:p text:style-name="P2"/>
      <text:p text:style-name="Standard"/>
      <text:p text:style-name="P7">General terminology:</text:p>
      <text:p text:style-name="Standard">Personnel: </text:p>
      <text:list xml:id="list8692869685268919069" text:style-name="L11">
        <text:list-item>
          <text:p text:style-name="P32">Someone who is being paid to be on the property.</text:p>
        </text:list-item>
        <text:list-item>
          <text:p text:style-name="P32">The people who operate the railroad.</text:p>
        </text:list-item>
      </text:list>
      <text:p text:style-name="Standard"/>
      <text:p text:style-name="Standard"><text:soft-page-break/>Passenger:</text:p>
      <text:list xml:id="list557447585720764593" text:style-name="L12">
        <text:list-item>
          <text:p text:style-name="P33">A person who is paying to be transported by the carrier.</text:p>
        </text:list-item>
      </text:list>
      <text:p text:style-name="Standard"/>
      <text:p text:style-name="Standard">Customer:</text:p>
      <text:list xml:id="list2275406145436419754" text:style-name="L13">
        <text:list-item>
          <text:p text:style-name="P34">A line side business that generates revenue for the carrier.</text:p>
        </text:list-item>
      </text:list>
      <text:p text:style-name="P6"/>
      <text:p text:style-name="Standard">Lading:</text:p>
      <text:list xml:id="list1560951075547436770" text:style-name="L14">
        <text:list-item>
          <text:p text:style-name="P35">Revenue generating matter being carried.</text:p>
        </text:list-item>
      </text:list>
      <text:p text:style-name="Standard"/>
      <text:p text:style-name="Standard">Material:</text:p>
      <text:list xml:id="list7782845987475254230" text:style-name="L15">
        <text:list-item>
          <text:p text:style-name="P36">Non revenue matter being carried.</text:p>
        </text:list-item>
      </text:list>
      <text:p text:style-name="Standard"/>
      <text:p text:style-name="Standard">Traffic:</text:p>
      <text:list xml:id="list4855924116813220109" text:style-name="L16">
        <text:list-item>
          <text:p text:style-name="P37">The number of revenue generating car movements.</text:p>
        </text:list-item>
      </text:list>
      <text:p text:style-name="Standard"/>
      <text:p text:style-name="P7">Terminology of equipment:</text:p>
      <text:p text:style-name="Standard">Locomotive:</text:p>
      <text:list xml:id="list4276092282035230179" text:style-name="L17">
        <text:list-item>
          <text:p text:style-name="P38">Self propelled.</text:p>
        </text:list-item>
        <text:list-item>
          <text:p text:style-name="P38">Operated by an employee.</text:p>
        </text:list-item>
      </text:list>
      <text:p text:style-name="Standard">Passenger Car:</text:p>
      <text:list xml:id="list40751800834450216" text:style-name="L18">
        <text:list-item>
          <text:p text:style-name="P39">Primary purpose is to carry passengers.</text:p>
        </text:list-item>
        <text:list-item>
          <text:p text:style-name="P39">May also carry employees or lading.</text:p>
        </text:list-item>
      </text:list>
      <text:p text:style-name="Standard">Freight Car:</text:p>
      <text:list xml:id="list7352689625714431449" text:style-name="L19">
        <text:list-item>
          <text:p text:style-name="P40">Primary purpose is to carry lading.</text:p>
        </text:list-item>
        <text:list-item>
          <text:p text:style-name="P40">May also carry employees.</text:p>
        </text:list-item>
        <text:list-item>
          <text:p text:style-name="P40">Freight cars may be rated to operate in trains classified as passenger.</text:p>
        </text:list-item>
      </text:list>
      <text:p text:style-name="Standard">Non revenue:</text:p>
      <text:list xml:id="list8137082099193161210" text:style-name="L20">
        <text:list-item>
          <text:p text:style-name="P41">Primary purpose is to carry employees or material.</text:p>
        </text:list-item>
        <text:list-item>
          <text:p text:style-name="P41">May be self propelled.</text:p>
        </text:list-item>
      </text:list>
      <text:p text:style-name="Standard">Municipal:</text:p>
      <text:list xml:id="list3949670893431912355" text:style-name="L21">
        <text:list-item>
          <text:p text:style-name="P42">Self propelled.</text:p>
        </text:list-item>
        <text:list-item>
          <text:p text:style-name="P42">Primary purpose is to carry passengers.</text:p>
        </text:list-item>
        <text:list-item>
          <text:p text:style-name="P42">May also carry lading.</text:p>
        </text:list-item>
      </text:list>
      <text:p text:style-name="Standard"/>
      <text:p text:style-name="P7">Terminology of trains:</text:p>
      <text:p text:style-name="Standard">Passenger</text:p>
      <text:list xml:id="list2868846404667272521" text:style-name="L22">
        <text:list-item>
          <text:p text:style-name="P43">Priority over all other trains.</text:p>
        </text:list-item>
        <text:list-item>
          <text:p text:style-name="P43">Can operate at speeds marked 'Passenger' in the time table and rule book.</text:p>
        </text:list-item>
        <text:list-item>
          <text:p text:style-name="P43">May include priority freight equipment.</text:p>
        </text:list-item>
      </text:list>
      <text:p text:style-name="Standard">Freight</text:p>
      <text:list xml:id="list2823340634744521880" text:style-name="L23">
        <text:list-item>
          <text:p text:style-name="P44">A lower priority than passenger trains</text:p>
        </text:list-item>
        <text:list-item>
          <text:p text:style-name="P44">Must operate at speeds marked 'Freight' in the time table and rule book.</text:p>
        </text:list-item>
      </text:list>
      <text:p text:style-name="Standard">Work</text:p>
      <text:list xml:id="list655212293462822352" text:style-name="L24">
        <text:list-item>
          <text:p text:style-name="P45">Lowest priority trains.</text:p>
        </text:list-item>
        <text:list-item>
          <text:p text:style-name="P45">Typically non revenue railroad owned equipment.</text:p>
        </text:list-item>
      </text:list>
      <text:p text:style-name="Standard"/>
      <text:p text:style-name="P7">Terminology of service:</text:p>
      <text:p text:style-name="Standard"><text:soft-page-break/>Through</text:p>
      <text:list xml:id="list3041019831760075077" text:style-name="L25">
        <text:list-item>
          <text:p text:style-name="P46">Operates under one symbol.</text:p>
        </text:list-item>
        <text:list-item>
          <text:p text:style-name="P46">Originate and terminate at different places.</text:p>
        </text:list-item>
        <text:list-item>
          <text:p text:style-name="P46">No work en route.</text:p>
        </text:list-item>
        <text:list-item>
          <text:p text:style-name="P46">Can change engines.</text:p>
        </text:list-item>
        <text:list-item>
          <text:p text:style-name="P46">Can change caboose.</text:p>
        </text:list-item>
        <text:list-item>
          <text:p text:style-name="P46">Can change crews.</text:p>
        </text:list-item>
      </text:list>
      <text:p text:style-name="Standard">Hauler</text:p>
      <text:list xml:id="list8265470643932240926" text:style-name="L26">
        <text:list-item>
          <text:p text:style-name="P47">Operates under one symbol for each direction.</text:p>
        </text:list-item>
        <text:list-item>
          <text:p text:style-name="P47">Originate and terminate at different places.</text:p>
        </text:list-item>
        <text:list-item>
          <text:p text:style-name="P47">Does work en route, only S/O, P/U.</text:p>
        </text:list-item>
        <text:list-item>
          <text:p text:style-name="P47">Can change engines.</text:p>
        </text:list-item>
        <text:list-item>
          <text:p text:style-name="P47">Can change caboose.</text:p>
        </text:list-item>
        <text:list-item>
          <text:p text:style-name="P47">Can change crews.</text:p>
        </text:list-item>
      </text:list>
      <text:p text:style-name="Standard">Turn</text:p>
      <text:list xml:id="list2670461931711164006" text:style-name="L27">
        <text:list-item>
          <text:p text:style-name="P48">Operates under one symbol.</text:p>
        </text:list-item>
        <text:list-item>
          <text:p text:style-name="P48">Originate and terminate at the same terminal.</text:p>
        </text:list-item>
        <text:list-item>
          <text:p text:style-name="P48">Does work en route, S/O P/U Spots Pulls.</text:p>
        </text:list-item>
        <text:list-item>
          <text:p text:style-name="P48">Can change engines at the turn.</text:p>
        </text:list-item>
        <text:list-item>
          <text:p text:style-name="P48">Turns at a terminal with a new train.</text:p>
        </text:list-item>
        <text:list-item>
          <text:p text:style-name="P48">One caboose.</text:p>
        </text:list-item>
        <text:list-item>
          <text:p text:style-name="P48">One crew.</text:p>
        </text:list-item>
      </text:list>
      <text:p text:style-name="Standard">Local</text:p>
      <text:list xml:id="list5368978580409038215" text:style-name="L28">
        <text:list-item>
          <text:p text:style-name="P49">Operates under one symbol.</text:p>
        </text:list-item>
        <text:list-item>
          <text:p text:style-name="P49">Originate and terminate at the same place.</text:p>
        </text:list-item>
        <text:list-item>
          <text:p text:style-name="P49">Has intermediate crew segments.</text:p>
        </text:list-item>
        <text:list-item>
          <text:p text:style-name="P49">Does work en route, S/O P/U Spots Pulls.</text:p>
        </text:list-item>
        <text:list-item>
          <text:p text:style-name="P49">Can turn anywhere.</text:p>
        </text:list-item>
        <text:list-item>
          <text:p text:style-name="P49">One engine.</text:p>
        </text:list-item>
        <text:list-item>
          <text:p text:style-name="P49">One caboose.</text:p>
        </text:list-item>
        <text:list-item>
          <text:p text:style-name="P49">One crew.</text:p>
        </text:list-item>
      </text:list>
      <text:p text:style-name="P6"/>
      <text:p text:style-name="P7">Terminology of work:</text:p>
      <text:p text:style-name="Standard">Spot</text:p>
      <text:list xml:id="list5237723423456760117" text:style-name="L29">
        <text:list-item>
          <text:p text:style-name="P50">For work that would be considered to be in direct service to a customer.</text:p>
        </text:list-item>
        <text:list-item>
          <text:p text:style-name="P50">Deliver the equipment to a customer.</text:p>
        </text:list-item>
      </text:list>
      <text:p text:style-name="Standard">Pull</text:p>
      <text:list xml:id="list33591205" text:continue-numbering="true" text:style-name="L29">
        <text:list-item>
          <text:p text:style-name="P50">For work that would be considered to be in direct service to a customer.</text:p>
        </text:list-item>
        <text:list-item>
          <text:p text:style-name="P50">Receive the equipment from a customer</text:p>
        </text:list-item>
      </text:list>
      <text:p text:style-name="Standard">Set Out</text:p>
      <text:list xml:id="list2316616135049603115" text:style-name="L30">
        <text:list-item>
          <text:p text:style-name="P51">For intermediate work such as servicing an interchange.</text:p>
        </text:list-item>
        <text:list-item>
          <text:p text:style-name="P51">For completed work at a staging track.</text:p>
        </text:list-item>
        <text:list-item>
          <text:p text:style-name="P51">Deliver the equipment to a track.</text:p>
        </text:list-item>
      </text:list>
      <text:p text:style-name="Standard">Pick Up</text:p>
      <text:list xml:id="list33574163" text:continue-numbering="true" text:style-name="L30">
        <text:list-item>
          <text:p text:style-name="P51">For intermediate work such as servicing an interchange.</text:p>
        </text:list-item>
        <text:list-item>
          <text:p text:style-name="P51">For initial work at a staging track.</text:p>
        </text:list-item>
        <text:list-item>
          <text:p text:style-name="P51"><text:soft-page-break/>Receive the equipment from a trac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24-01-19T09:38:31.94</meta:creation-date>
    <dc:date>2024-11-20T13:33:21.87</dc:date>
    <dc:creator>Greg Ritacco</dc:creator>
    <meta:editing-duration>P18DT15H11M2S</meta:editing-duration>
    <meta:editing-cycles>200</meta:editing-cycles>
    <meta:generator>OpenOffice/4.1.14$Win32 OpenOffice.org_project/4114m1$Build-9811</meta:generator>
    <meta:document-statistic meta:table-count="1" meta:image-count="0" meta:object-count="0" meta:page-count="19" meta:paragraph-count="462" meta:word-count="2227" meta:character-count="13015"/>
  </office:meta>
</office:document-meta>
</file>